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kernel 32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5219" calcext:value-type="float">
            <text:p>1.65219</text:p>
          </table:table-cell>
          <table:table-cell office:value-type="float" office:value="1.88529" calcext:value-type="float">
            <text:p>1.88529</text:p>
          </table:table-cell>
          <table:table-cell office:value-type="float" office:value="1.91256" calcext:value-type="float">
            <text:p>1.91256</text:p>
          </table:table-cell>
          <table:table-cell office:value-type="float" office:value="1.89829" calcext:value-type="float">
            <text:p>1.89829</text:p>
          </table:table-cell>
          <table:table-cell office:value-type="float" office:value="1.89186" calcext:value-type="float">
            <text:p>1.89186</text:p>
          </table:table-cell>
          <table:table-cell office:value-type="float" office:value="1.88557" calcext:value-type="float">
            <text:p>1.88557</text:p>
          </table:table-cell>
          <table:table-cell office:value-type="float" office:value="1.69436" calcext:value-type="float">
            <text:p>1.69436</text:p>
          </table:table-cell>
          <table:table-cell office:value-type="float" office:value="1.85131" calcext:value-type="float">
            <text:p>1.85131</text:p>
          </table:table-cell>
          <table:table-cell office:value-type="float" office:value="1.64583" calcext:value-type="float">
            <text:p>1.64583</text:p>
          </table:table-cell>
          <table:table-cell office:value-type="float" office:value="1.86503" calcext:value-type="float">
            <text:p>1.86503</text:p>
          </table:table-cell>
          <table:table-cell office:value-type="float" office:value="1.80203" calcext:value-type="float">
            <text:p>1.80203</text:p>
          </table:table-cell>
          <table:table-cell office:value-type="float" office:value="1.89471" calcext:value-type="float">
            <text:p>1.89471</text:p>
          </table:table-cell>
          <table:table-cell office:value-type="float" office:value="1.89315" calcext:value-type="float">
            <text:p>1.89315</text:p>
          </table:table-cell>
          <table:table-cell office:value-type="float" office:value="1.64511" calcext:value-type="float">
            <text:p>1.64511</text:p>
          </table:table-cell>
          <table:table-cell office:value-type="float" office:value="1.64171" calcext:value-type="float">
            <text:p>1.64171</text:p>
          </table:table-cell>
          <table:table-cell office:value-type="float" office:value="1.90738" calcext:value-type="float">
            <text:p>1.90738</text:p>
          </table:table-cell>
          <table:table-cell office:value-type="float" office:value="1.89666" calcext:value-type="float">
            <text:p>1.89666</text:p>
          </table:table-cell>
          <table:table-cell office:value-type="float" office:value="1.92316" calcext:value-type="float">
            <text:p>1.92316</text:p>
          </table:table-cell>
          <table:table-cell office:value-type="float" office:value="1.67298" calcext:value-type="float">
            <text:p>1.67298</text:p>
          </table:table-cell>
          <table:table-cell office:value-type="float" office:value="1.67109" calcext:value-type="float">
            <text:p>1.67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0699" calcext:value-type="float">
            <text:p>1.30699</text:p>
          </table:table-cell>
          <table:table-cell office:value-type="float" office:value="1.30387" calcext:value-type="float">
            <text:p>1.30387</text:p>
          </table:table-cell>
          <table:table-cell office:value-type="float" office:value="1.3194" calcext:value-type="float">
            <text:p>1.3194</text:p>
          </table:table-cell>
          <table:table-cell office:value-type="float" office:value="1.3136" calcext:value-type="float">
            <text:p>1.3136</text:p>
          </table:table-cell>
          <table:table-cell office:value-type="float" office:value="1.30679" calcext:value-type="float">
            <text:p>1.30679</text:p>
          </table:table-cell>
          <table:table-cell office:value-type="float" office:value="1.29269" calcext:value-type="float">
            <text:p>1.29269</text:p>
          </table:table-cell>
          <table:table-cell office:value-type="float" office:value="1.30719" calcext:value-type="float">
            <text:p>1.30719</text:p>
          </table:table-cell>
          <table:table-cell office:value-type="float" office:value="1.31577" calcext:value-type="float">
            <text:p>1.31577</text:p>
          </table:table-cell>
          <table:table-cell office:value-type="float" office:value="1.31808" calcext:value-type="float">
            <text:p>1.31808</text:p>
          </table:table-cell>
          <table:table-cell office:value-type="float" office:value="1.28728" calcext:value-type="float">
            <text:p>1.28728</text:p>
          </table:table-cell>
          <table:table-cell office:value-type="float" office:value="1.31305" calcext:value-type="float">
            <text:p>1.31305</text:p>
          </table:table-cell>
          <table:table-cell office:value-type="float" office:value="1.29727" calcext:value-type="float">
            <text:p>1.29727</text:p>
          </table:table-cell>
          <table:table-cell office:value-type="float" office:value="1.26887" calcext:value-type="float">
            <text:p>1.26887</text:p>
          </table:table-cell>
          <table:table-cell office:value-type="float" office:value="1.30268" calcext:value-type="float">
            <text:p>1.30268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29978" calcext:value-type="float">
            <text:p>1.29978</text:p>
          </table:table-cell>
          <table:table-cell office:value-type="float" office:value="1.27949" calcext:value-type="float">
            <text:p>1.27949</text:p>
          </table:table-cell>
          <table:table-cell office:value-type="float" office:value="1.32057" calcext:value-type="float">
            <text:p>1.32057</text:p>
          </table:table-cell>
          <table:table-cell office:value-type="float" office:value="1.31476" calcext:value-type="float">
            <text:p>1.31476</text:p>
          </table:table-cell>
          <table:table-cell office:value-type="float" office:value="1.30698" calcext:value-type="float">
            <text:p>1.30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7504" calcext:value-type="float">
            <text:p>1.77504</text:p>
          </table:table-cell>
          <table:table-cell office:value-type="float" office:value="1.6834" calcext:value-type="float">
            <text:p>1.6834</text:p>
          </table:table-cell>
          <table:table-cell office:value-type="float" office:value="1.67735" calcext:value-type="float">
            <text:p>1.67735</text:p>
          </table:table-cell>
          <table:table-cell office:value-type="float" office:value="1.67671" calcext:value-type="float">
            <text:p>1.67671</text:p>
          </table:table-cell>
          <table:table-cell office:value-type="float" office:value="1.68083" calcext:value-type="float">
            <text:p>1.68083</text:p>
          </table:table-cell>
          <table:table-cell office:value-type="float" office:value="1.68864" calcext:value-type="float">
            <text:p>1.68864</text:p>
          </table:table-cell>
          <table:table-cell office:value-type="float" office:value="1.67941" calcext:value-type="float">
            <text:p>1.67941</text:p>
          </table:table-cell>
          <table:table-cell office:value-type="float" office:value="1.72193" calcext:value-type="float">
            <text:p>1.72193</text:p>
          </table:table-cell>
          <table:table-cell office:value-type="float" office:value="1.74612" calcext:value-type="float">
            <text:p>1.74612</text:p>
          </table:table-cell>
          <table:table-cell office:value-type="float" office:value="1.70253" calcext:value-type="float">
            <text:p>1.70253</text:p>
          </table:table-cell>
          <table:table-cell office:value-type="float" office:value="1.6499" calcext:value-type="float">
            <text:p>1.6499</text:p>
          </table:table-cell>
          <table:table-cell office:value-type="float" office:value="1.71288" calcext:value-type="float">
            <text:p>1.71288</text:p>
          </table:table-cell>
          <table:table-cell office:value-type="float" office:value="1.76511" calcext:value-type="float">
            <text:p>1.76511</text:p>
          </table:table-cell>
          <table:table-cell office:value-type="float" office:value="1.62943" calcext:value-type="float">
            <text:p>1.62943</text:p>
          </table:table-cell>
          <table:table-cell office:value-type="float" office:value="1.70867" calcext:value-type="float">
            <text:p>1.70867</text:p>
          </table:table-cell>
          <table:table-cell office:value-type="float" office:value="1.69954" calcext:value-type="float">
            <text:p>1.69954</text:p>
          </table:table-cell>
          <table:table-cell office:value-type="float" office:value="1.70748" calcext:value-type="float">
            <text:p>1.70748</text:p>
          </table:table-cell>
          <table:table-cell office:value-type="float" office:value="1.73688" calcext:value-type="float">
            <text:p>1.73688</text:p>
          </table:table-cell>
          <table:table-cell office:value-type="float" office:value="1.65366" calcext:value-type="float">
            <text:p>1.65366</text:p>
          </table:table-cell>
          <table:table-cell office:value-type="float" office:value="1.71408" calcext:value-type="float">
            <text:p>1.71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5175" calcext:value-type="float">
            <text:p>2.35175</text:p>
          </table:table-cell>
          <table:table-cell office:value-type="float" office:value="2.42759" calcext:value-type="float">
            <text:p>2.42759</text:p>
          </table:table-cell>
          <table:table-cell office:value-type="float" office:value="2.2782" calcext:value-type="float">
            <text:p>2.2782</text:p>
          </table:table-cell>
          <table:table-cell office:value-type="float" office:value="2.82934" calcext:value-type="float">
            <text:p>2.82934</text:p>
          </table:table-cell>
          <table:table-cell office:value-type="float" office:value="2.40997" calcext:value-type="float">
            <text:p>2.40997</text:p>
          </table:table-cell>
          <table:table-cell office:value-type="float" office:value="2.48304" calcext:value-type="float">
            <text:p>2.48304</text:p>
          </table:table-cell>
          <table:table-cell office:value-type="float" office:value="2.42336" calcext:value-type="float">
            <text:p>2.42336</text:p>
          </table:table-cell>
          <table:table-cell office:value-type="float" office:value="2.82777" calcext:value-type="float">
            <text:p>2.82777</text:p>
          </table:table-cell>
          <table:table-cell office:value-type="float" office:value="2.26466" calcext:value-type="float">
            <text:p>2.26466</text:p>
          </table:table-cell>
          <table:table-cell office:value-type="float" office:value="2.78907" calcext:value-type="float">
            <text:p>2.78907</text:p>
          </table:table-cell>
          <table:table-cell office:value-type="float" office:value="2.44104" calcext:value-type="float">
            <text:p>2.44104</text:p>
          </table:table-cell>
          <table:table-cell office:value-type="float" office:value="2.65181" calcext:value-type="float">
            <text:p>2.65181</text:p>
          </table:table-cell>
          <table:table-cell office:value-type="float" office:value="2.16949" calcext:value-type="float">
            <text:p>2.16949</text:p>
          </table:table-cell>
          <table:table-cell office:value-type="float" office:value="2.72933" calcext:value-type="float">
            <text:p>2.72933</text:p>
          </table:table-cell>
          <table:table-cell office:value-type="float" office:value="2.47082" calcext:value-type="float">
            <text:p>2.47082</text:p>
          </table:table-cell>
          <table:table-cell office:value-type="float" office:value="2.5148" calcext:value-type="float">
            <text:p>2.5148</text:p>
          </table:table-cell>
          <table:table-cell office:value-type="float" office:value="2.58389" calcext:value-type="float">
            <text:p>2.58389</text:p>
          </table:table-cell>
          <table:table-cell office:value-type="float" office:value="2.82096" calcext:value-type="float">
            <text:p>2.82096</text:p>
          </table:table-cell>
          <table:table-cell office:value-type="float" office:value="2.6524" calcext:value-type="float">
            <text:p>2.6524</text:p>
          </table:table-cell>
          <table:table-cell office:value-type="float" office:value="2.63987" calcext:value-type="float">
            <text:p>2.639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6401" calcext:value-type="float">
            <text:p>2.86401</text:p>
          </table:table-cell>
          <table:table-cell office:value-type="float" office:value="2.87358" calcext:value-type="float">
            <text:p>2.87358</text:p>
          </table:table-cell>
          <table:table-cell office:value-type="float" office:value="2.88209" calcext:value-type="float">
            <text:p>2.88209</text:p>
          </table:table-cell>
          <table:table-cell office:value-type="float" office:value="2.85825" calcext:value-type="float">
            <text:p>2.85825</text:p>
          </table:table-cell>
          <table:table-cell office:value-type="float" office:value="2.87437" calcext:value-type="float">
            <text:p>2.87437</text:p>
          </table:table-cell>
          <table:table-cell office:value-type="float" office:value="2.87182" calcext:value-type="float">
            <text:p>2.87182</text:p>
          </table:table-cell>
          <table:table-cell office:value-type="float" office:value="2.88225" calcext:value-type="float">
            <text:p>2.88225</text:p>
          </table:table-cell>
          <table:table-cell office:value-type="float" office:value="2.87277" calcext:value-type="float">
            <text:p>2.87277</text:p>
          </table:table-cell>
          <table:table-cell office:value-type="float" office:value="2.87308" calcext:value-type="float">
            <text:p>2.87308</text:p>
          </table:table-cell>
          <table:table-cell office:value-type="float" office:value="2.8458" calcext:value-type="float">
            <text:p>2.8458</text:p>
          </table:table-cell>
          <table:table-cell office:value-type="float" office:value="2.86251" calcext:value-type="float">
            <text:p>2.86251</text:p>
          </table:table-cell>
          <table:table-cell office:value-type="float" office:value="2.87151" calcext:value-type="float">
            <text:p>2.87151</text:p>
          </table:table-cell>
          <table:table-cell office:value-type="float" office:value="2.87808" calcext:value-type="float">
            <text:p>2.87808</text:p>
          </table:table-cell>
          <table:table-cell office:value-type="float" office:value="2.85938" calcext:value-type="float">
            <text:p>2.85938</text:p>
          </table:table-cell>
          <table:table-cell office:value-type="float" office:value="2.88701" calcext:value-type="float">
            <text:p>2.88701</text:p>
          </table:table-cell>
          <table:table-cell office:value-type="float" office:value="2.86659" calcext:value-type="float">
            <text:p>2.86659</text:p>
          </table:table-cell>
          <table:table-cell office:value-type="float" office:value="2.85148" calcext:value-type="float">
            <text:p>2.85148</text:p>
          </table:table-cell>
          <table:table-cell office:value-type="float" office:value="2.8758" calcext:value-type="float">
            <text:p>2.8758</text:p>
          </table:table-cell>
          <table:table-cell office:value-type="float" office:value="2.86536" calcext:value-type="float">
            <text:p>2.86536</text:p>
          </table:table-cell>
          <table:table-cell office:value-type="float" office:value="2.86645" calcext:value-type="float">
            <text:p>2.866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88687" calcext:value-type="float">
            <text:p>2.88687</text:p>
          </table:table-cell>
          <table:table-cell office:value-type="float" office:value="2.86944" calcext:value-type="float">
            <text:p>2.86944</text:p>
          </table:table-cell>
          <table:table-cell office:value-type="float" office:value="2.86136" calcext:value-type="float">
            <text:p>2.86136</text:p>
          </table:table-cell>
          <table:table-cell office:value-type="float" office:value="2.87459" calcext:value-type="float">
            <text:p>2.87459</text:p>
          </table:table-cell>
          <table:table-cell office:value-type="float" office:value="2.86237" calcext:value-type="float">
            <text:p>2.86237</text:p>
          </table:table-cell>
          <table:table-cell office:value-type="float" office:value="2.87579" calcext:value-type="float">
            <text:p>2.87579</text:p>
          </table:table-cell>
          <table:table-cell office:value-type="float" office:value="2.85181" calcext:value-type="float">
            <text:p>2.85181</text:p>
          </table:table-cell>
          <table:table-cell office:value-type="float" office:value="2.87343" calcext:value-type="float">
            <text:p>2.87343</text:p>
          </table:table-cell>
          <table:table-cell office:value-type="float" office:value="2.87954" calcext:value-type="float">
            <text:p>2.87954</text:p>
          </table:table-cell>
          <table:table-cell office:value-type="float" office:value="2.88071" calcext:value-type="float">
            <text:p>2.88071</text:p>
          </table:table-cell>
          <table:table-cell office:value-type="float" office:value="2.87077" calcext:value-type="float">
            <text:p>2.87077</text:p>
          </table:table-cell>
          <table:table-cell office:value-type="float" office:value="2.87819" calcext:value-type="float">
            <text:p>2.87819</text:p>
          </table:table-cell>
          <table:table-cell office:value-type="float" office:value="2.89327" calcext:value-type="float">
            <text:p>2.89327</text:p>
          </table:table-cell>
          <table:table-cell office:value-type="float" office:value="2.88219" calcext:value-type="float">
            <text:p>2.88219</text:p>
          </table:table-cell>
          <table:table-cell office:value-type="float" office:value="2.87587" calcext:value-type="float">
            <text:p>2.87587</text:p>
          </table:table-cell>
          <table:table-cell office:value-type="float" office:value="2.86923" calcext:value-type="float">
            <text:p>2.86923</text:p>
          </table:table-cell>
          <table:table-cell office:value-type="float" office:value="2.87971" calcext:value-type="float">
            <text:p>2.87971</text:p>
          </table:table-cell>
          <table:table-cell office:value-type="float" office:value="2.86699" calcext:value-type="float">
            <text:p>2.86699</text:p>
          </table:table-cell>
          <table:table-cell office:value-type="float" office:value="2.88174" calcext:value-type="float">
            <text:p>2.88174</text:p>
          </table:table-cell>
          <table:table-cell office:value-type="float" office:value="2.86537" calcext:value-type="float">
            <text:p>2.865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86345" calcext:value-type="float">
            <text:p>2.86345</text:p>
          </table:table-cell>
          <table:table-cell office:value-type="float" office:value="2.86701" calcext:value-type="float">
            <text:p>2.86701</text:p>
          </table:table-cell>
          <table:table-cell office:value-type="float" office:value="2.88608" calcext:value-type="float">
            <text:p>2.88608</text:p>
          </table:table-cell>
          <table:table-cell office:value-type="float" office:value="2.87376" calcext:value-type="float">
            <text:p>2.87376</text:p>
          </table:table-cell>
          <table:table-cell office:value-type="float" office:value="2.88129" calcext:value-type="float">
            <text:p>2.88129</text:p>
          </table:table-cell>
          <table:table-cell office:value-type="float" office:value="2.85167" calcext:value-type="float">
            <text:p>2.85167</text:p>
          </table:table-cell>
          <table:table-cell office:value-type="float" office:value="2.85686" calcext:value-type="float">
            <text:p>2.85686</text:p>
          </table:table-cell>
          <table:table-cell office:value-type="float" office:value="2.8644" calcext:value-type="float">
            <text:p>2.8644</text:p>
          </table:table-cell>
          <table:table-cell office:value-type="float" office:value="2.92199" calcext:value-type="float">
            <text:p>2.92199</text:p>
          </table:table-cell>
          <table:table-cell office:value-type="float" office:value="2.88733" calcext:value-type="float">
            <text:p>2.88733</text:p>
          </table:table-cell>
          <table:table-cell office:value-type="float" office:value="2.88258" calcext:value-type="float">
            <text:p>2.88258</text:p>
          </table:table-cell>
          <table:table-cell office:value-type="float" office:value="2.90627" calcext:value-type="float">
            <text:p>2.90627</text:p>
          </table:table-cell>
          <table:table-cell office:value-type="float" office:value="2.85472" calcext:value-type="float">
            <text:p>2.85472</text:p>
          </table:table-cell>
          <table:table-cell office:value-type="float" office:value="2.85372" calcext:value-type="float">
            <text:p>2.85372</text:p>
          </table:table-cell>
          <table:table-cell office:value-type="float" office:value="2.86973" calcext:value-type="float">
            <text:p>2.86973</text:p>
          </table:table-cell>
          <table:table-cell office:value-type="float" office:value="2.87491" calcext:value-type="float">
            <text:p>2.87491</text:p>
          </table:table-cell>
          <table:table-cell office:value-type="float" office:value="2.89599" calcext:value-type="float">
            <text:p>2.89599</text:p>
          </table:table-cell>
          <table:table-cell office:value-type="float" office:value="2.89111" calcext:value-type="float">
            <text:p>2.89111</text:p>
          </table:table-cell>
          <table:table-cell office:value-type="float" office:value="2.86376" calcext:value-type="float">
            <text:p>2.86376</text:p>
          </table:table-cell>
          <table:table-cell office:value-type="float" office:value="2.88112" calcext:value-type="float">
            <text:p>2.881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86818" calcext:value-type="float">
            <text:p>2.86818</text:p>
          </table:table-cell>
          <table:table-cell office:value-type="float" office:value="2.87709" calcext:value-type="float">
            <text:p>2.87709</text:p>
          </table:table-cell>
          <table:table-cell office:value-type="float" office:value="2.85965" calcext:value-type="float">
            <text:p>2.85965</text:p>
          </table:table-cell>
          <table:table-cell office:value-type="float" office:value="2.86824" calcext:value-type="float">
            <text:p>2.86824</text:p>
          </table:table-cell>
          <table:table-cell office:value-type="float" office:value="2.88005" calcext:value-type="float">
            <text:p>2.88005</text:p>
          </table:table-cell>
          <table:table-cell office:value-type="float" office:value="2.8616" calcext:value-type="float">
            <text:p>2.8616</text:p>
          </table:table-cell>
          <table:table-cell office:value-type="float" office:value="2.86214" calcext:value-type="float">
            <text:p>2.86214</text:p>
          </table:table-cell>
          <table:table-cell office:value-type="float" office:value="2.85795" calcext:value-type="float">
            <text:p>2.85795</text:p>
          </table:table-cell>
          <table:table-cell office:value-type="float" office:value="2.87344" calcext:value-type="float">
            <text:p>2.87344</text:p>
          </table:table-cell>
          <table:table-cell office:value-type="float" office:value="2.86256" calcext:value-type="float">
            <text:p>2.86256</text:p>
          </table:table-cell>
          <table:table-cell office:value-type="float" office:value="2.86131" calcext:value-type="float">
            <text:p>2.86131</text:p>
          </table:table-cell>
          <table:table-cell office:value-type="float" office:value="2.87926" calcext:value-type="float">
            <text:p>2.87926</text:p>
          </table:table-cell>
          <table:table-cell office:value-type="float" office:value="2.86511" calcext:value-type="float">
            <text:p>2.86511</text:p>
          </table:table-cell>
          <table:table-cell office:value-type="float" office:value="2.86042" calcext:value-type="float">
            <text:p>2.86042</text:p>
          </table:table-cell>
          <table:table-cell office:value-type="float" office:value="2.85665" calcext:value-type="float">
            <text:p>2.85665</text:p>
          </table:table-cell>
          <table:table-cell office:value-type="float" office:value="2.86151" calcext:value-type="float">
            <text:p>2.86151</text:p>
          </table:table-cell>
          <table:table-cell office:value-type="float" office:value="2.87475" calcext:value-type="float">
            <text:p>2.87475</text:p>
          </table:table-cell>
          <table:table-cell office:value-type="float" office:value="2.87883" calcext:value-type="float">
            <text:p>2.87883</text:p>
          </table:table-cell>
          <table:table-cell office:value-type="float" office:value="2.87075" calcext:value-type="float">
            <text:p>2.87075</text:p>
          </table:table-cell>
          <table:table-cell office:value-type="float" office:value="2.85028" calcext:value-type="float">
            <text:p>2.850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5999" calcext:value-type="float">
            <text:p>2.85999</text:p>
          </table:table-cell>
          <table:table-cell office:value-type="float" office:value="2.84165" calcext:value-type="float">
            <text:p>2.84165</text:p>
          </table:table-cell>
          <table:table-cell office:value-type="float" office:value="2.87459" calcext:value-type="float">
            <text:p>2.87459</text:p>
          </table:table-cell>
          <table:table-cell office:value-type="float" office:value="2.88045" calcext:value-type="float">
            <text:p>2.88045</text:p>
          </table:table-cell>
          <table:table-cell office:value-type="float" office:value="2.84989" calcext:value-type="float">
            <text:p>2.84989</text:p>
          </table:table-cell>
          <table:table-cell office:value-type="float" office:value="2.86293" calcext:value-type="float">
            <text:p>2.86293</text:p>
          </table:table-cell>
          <table:table-cell office:value-type="float" office:value="2.84131" calcext:value-type="float">
            <text:p>2.84131</text:p>
          </table:table-cell>
          <table:table-cell office:value-type="float" office:value="2.87195" calcext:value-type="float">
            <text:p>2.87195</text:p>
          </table:table-cell>
          <table:table-cell office:value-type="float" office:value="2.86915" calcext:value-type="float">
            <text:p>2.86915</text:p>
          </table:table-cell>
          <table:table-cell office:value-type="float" office:value="2.86496" calcext:value-type="float">
            <text:p>2.86496</text:p>
          </table:table-cell>
          <table:table-cell office:value-type="float" office:value="2.84697" calcext:value-type="float">
            <text:p>2.84697</text:p>
          </table:table-cell>
          <table:table-cell office:value-type="float" office:value="2.86044" calcext:value-type="float">
            <text:p>2.86044</text:p>
          </table:table-cell>
          <table:table-cell office:value-type="float" office:value="2.86349" calcext:value-type="float">
            <text:p>2.86349</text:p>
          </table:table-cell>
          <table:table-cell office:value-type="float" office:value="2.84745" calcext:value-type="float">
            <text:p>2.84745</text:p>
          </table:table-cell>
          <table:table-cell office:value-type="float" office:value="2.84419" calcext:value-type="float">
            <text:p>2.84419</text:p>
          </table:table-cell>
          <table:table-cell office:value-type="float" office:value="2.87489" calcext:value-type="float">
            <text:p>2.87489</text:p>
          </table:table-cell>
          <table:table-cell office:value-type="float" office:value="2.85116" calcext:value-type="float">
            <text:p>2.85116</text:p>
          </table:table-cell>
          <table:table-cell office:value-type="float" office:value="2.88517" calcext:value-type="float">
            <text:p>2.88517</text:p>
          </table:table-cell>
          <table:table-cell office:value-type="float" office:value="2.87046" calcext:value-type="float">
            <text:p>2.87046</text:p>
          </table:table-cell>
          <table:table-cell office:value-type="float" office:value="2.84977" calcext:value-type="float">
            <text:p>2.84977</text:p>
          </table:table-cell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1" table:formula="of:=[.A2]" office:value-type="float" office:value="1" calcext:value-type="float">
            <text:p>1</text:p>
          </table:table-cell>
          <table:table-cell table:formula="of:=AVERAGE([.B2:.U2])" office:value-type="float" office:value="1.8065135" calcext:value-type="float">
            <text:p>1.8065135</text:p>
          </table:table-cell>
          <table:table-cell table:formula="of:=STDEV([.B2:.U2])/2" office:value-type="float" office:value="0.056620409893546" calcext:value-type="float">
            <text:p>0.056620409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3]" office:value-type="float" office:value="2" calcext:value-type="float">
            <text:p>2</text:p>
          </table:table-cell>
          <table:table-cell table:formula="of:=AVERAGE([.B3:.U3])" office:value-type="float" office:value="1.3042725" calcext:value-type="float">
            <text:p>1.3042725</text:p>
          </table:table-cell>
          <table:table-cell table:formula="of:=STDEV([.B3:.U3])/2" office:value-type="float" office:value="0.0068055971304972" calcext:value-type="float">
            <text:p>0.006805597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4]" office:value-type="float" office:value="4" calcext:value-type="float">
            <text:p>4</text:p>
          </table:table-cell>
          <table:table-cell table:formula="of:=AVERAGE([.B4:.U4])" office:value-type="float" office:value="1.7004795" calcext:value-type="float">
            <text:p>1.7004795</text:p>
          </table:table-cell>
          <table:table-cell table:formula="of:=STDEV([.B4:.U4])/2" office:value-type="float" office:value="0.0185758492385735" calcext:value-type="float">
            <text:p>0.018575849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5]" office:value-type="float" office:value="8" calcext:value-type="float">
            <text:p>8</text:p>
          </table:table-cell>
          <table:table-cell table:formula="of:=AVERAGE([.B5:.U5])" office:value-type="float" office:value="2.537958" calcext:value-type="float">
            <text:p>2.537958</text:p>
          </table:table-cell>
          <table:table-cell table:formula="of:=STDEV([.B5:.U5])/2" office:value-type="float" office:value="0.0999325987406143" calcext:value-type="float">
            <text:p>0.099932598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6]" office:value-type="float" office:value="16" calcext:value-type="float">
            <text:p>16</text:p>
          </table:table-cell>
          <table:table-cell table:formula="of:=AVERAGE([.B6:.U6])" office:value-type="float" office:value="2.8691095" calcext:value-type="float">
            <text:p>2.8691095</text:p>
          </table:table-cell>
          <table:table-cell table:formula="of:=STDEV([.B6:.U6])/2" office:value-type="float" office:value="0.00518159711077781" calcext:value-type="float">
            <text:p>0.005181597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7]" office:value-type="float" office:value="24" calcext:value-type="float">
            <text:p>24</text:p>
          </table:table-cell>
          <table:table-cell table:formula="of:=AVERAGE([.B7:.U7])" office:value-type="float" office:value="2.873962" calcext:value-type="float">
            <text:p>2.873962</text:p>
          </table:table-cell>
          <table:table-cell table:formula="of:=STDEV([.B7:.U7])/2" office:value-type="float" office:value="0.00481526290477533" calcext:value-type="float">
            <text:p>0.004815262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8]" office:value-type="float" office:value="36" calcext:value-type="float">
            <text:p>36</text:p>
          </table:table-cell>
          <table:table-cell table:formula="of:=AVERAGE([.B8:.U8])" office:value-type="float" office:value="2.8763875" calcext:value-type="float">
            <text:p>2.8763875</text:p>
          </table:table-cell>
          <table:table-cell table:formula="of:=STDEV([.B8:.U8])/2" office:value-type="float" office:value="0.00921917079771108" calcext:value-type="float">
            <text:p>0.009219170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9]" office:value-type="float" office:value="48" calcext:value-type="float">
            <text:p>48</text:p>
          </table:table-cell>
          <table:table-cell table:formula="of:=AVERAGE([.B9:.U9])" office:value-type="float" office:value="2.8664885" calcext:value-type="float">
            <text:p>2.8664885</text:p>
          </table:table-cell>
          <table:table-cell table:formula="of:=STDEV([.B9:.U9])/2" office:value-type="float" office:value="0.0042614348568849" calcext:value-type="float">
            <text:p>0.004261434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10]" office:value-type="float" office:value="60" calcext:value-type="float">
            <text:p>60</text:p>
          </table:table-cell>
          <table:table-cell table:formula="of:=AVERAGE([.B10:.U10])" office:value-type="float" office:value="2.860543" calcext:value-type="float">
            <text:p>2.860543</text:p>
          </table:table-cell>
          <table:table-cell table:formula="of:=STDEV([.B10:.U10])/2" office:value-type="float" office:value="0.00669858608411623" calcext:value-type="float">
            <text:p>0.0066985861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8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kernel 310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3007" calcext:value-type="float">
            <text:p>2.33007</text:p>
          </table:table-cell>
          <table:table-cell office:value-type="float" office:value="2.25617" calcext:value-type="float">
            <text:p>2.25617</text:p>
          </table:table-cell>
          <table:table-cell office:value-type="float" office:value="2.45515" calcext:value-type="float">
            <text:p>2.45515</text:p>
          </table:table-cell>
          <table:table-cell office:value-type="float" office:value="2.50168" calcext:value-type="float">
            <text:p>2.50168</text:p>
          </table:table-cell>
          <table:table-cell office:value-type="float" office:value="2.46376" calcext:value-type="float">
            <text:p>2.46376</text:p>
          </table:table-cell>
          <table:table-cell office:value-type="float" office:value="2.45813" calcext:value-type="float">
            <text:p>2.45813</text:p>
          </table:table-cell>
          <table:table-cell office:value-type="float" office:value="2.47539" calcext:value-type="float">
            <text:p>2.47539</text:p>
          </table:table-cell>
          <table:table-cell office:value-type="float" office:value="2.16077" calcext:value-type="float">
            <text:p>2.16077</text:p>
          </table:table-cell>
          <table:table-cell office:value-type="float" office:value="2.50791" calcext:value-type="float">
            <text:p>2.50791</text:p>
          </table:table-cell>
          <table:table-cell office:value-type="float" office:value="2.34972" calcext:value-type="float">
            <text:p>2.34972</text:p>
          </table:table-cell>
          <table:table-cell office:value-type="float" office:value="2.45959" calcext:value-type="float">
            <text:p>2.45959</text:p>
          </table:table-cell>
          <table:table-cell office:value-type="float" office:value="2.2824" calcext:value-type="float">
            <text:p>2.2824</text:p>
          </table:table-cell>
          <table:table-cell office:value-type="float" office:value="2.4461" calcext:value-type="float">
            <text:p>2.4461</text:p>
          </table:table-cell>
          <table:table-cell office:value-type="float" office:value="2.46239" calcext:value-type="float">
            <text:p>2.46239</text:p>
          </table:table-cell>
          <table:table-cell office:value-type="float" office:value="2.42669" calcext:value-type="float">
            <text:p>2.42669</text:p>
          </table:table-cell>
          <table:table-cell office:value-type="float" office:value="2.42966" calcext:value-type="float">
            <text:p>2.42966</text:p>
          </table:table-cell>
          <table:table-cell office:value-type="float" office:value="2.21845" calcext:value-type="float">
            <text:p>2.21845</text:p>
          </table:table-cell>
          <table:table-cell office:value-type="float" office:value="2.47327" calcext:value-type="float">
            <text:p>2.47327</text:p>
          </table:table-cell>
          <table:table-cell office:value-type="float" office:value="2.50948" calcext:value-type="float">
            <text:p>2.50948</text:p>
          </table:table-cell>
          <table:table-cell office:value-type="float" office:value="2.26931" calcext:value-type="float">
            <text:p>2.26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936" calcext:value-type="float">
            <text:p>1.63936</text:p>
          </table:table-cell>
          <table:table-cell office:value-type="float" office:value="1.64466" calcext:value-type="float">
            <text:p>1.64466</text:p>
          </table:table-cell>
          <table:table-cell office:value-type="float" office:value="1.62025" calcext:value-type="float">
            <text:p>1.62025</text:p>
          </table:table-cell>
          <table:table-cell office:value-type="float" office:value="1.57934" calcext:value-type="float">
            <text:p>1.57934</text:p>
          </table:table-cell>
          <table:table-cell office:value-type="float" office:value="1.66448" calcext:value-type="float">
            <text:p>1.66448</text:p>
          </table:table-cell>
          <table:table-cell office:value-type="float" office:value="1.65522" calcext:value-type="float">
            <text:p>1.65522</text:p>
          </table:table-cell>
          <table:table-cell office:value-type="float" office:value="1.674" calcext:value-type="float">
            <text:p>1.674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3517" calcext:value-type="float">
            <text:p>1.63517</text:p>
          </table:table-cell>
          <table:table-cell office:value-type="float" office:value="1.64307" calcext:value-type="float">
            <text:p>1.64307</text:p>
          </table:table-cell>
          <table:table-cell office:value-type="float" office:value="1.6678" calcext:value-type="float">
            <text:p>1.6678</text:p>
          </table:table-cell>
          <table:table-cell office:value-type="float" office:value="1.64066" calcext:value-type="float">
            <text:p>1.64066</text:p>
          </table:table-cell>
          <table:table-cell office:value-type="float" office:value="1.67632" calcext:value-type="float">
            <text:p>1.67632</text:p>
          </table:table-cell>
          <table:table-cell office:value-type="float" office:value="1.65089" calcext:value-type="float">
            <text:p>1.65089</text:p>
          </table:table-cell>
          <table:table-cell office:value-type="float" office:value="1.6819" calcext:value-type="float">
            <text:p>1.6819</text:p>
          </table:table-cell>
          <table:table-cell office:value-type="float" office:value="1.62685" calcext:value-type="float">
            <text:p>1.62685</text:p>
          </table:table-cell>
          <table:table-cell office:value-type="float" office:value="1.68168" calcext:value-type="float">
            <text:p>1.68168</text:p>
          </table:table-cell>
          <table:table-cell office:value-type="float" office:value="1.64193" calcext:value-type="float">
            <text:p>1.64193</text:p>
          </table:table-cell>
          <table:table-cell office:value-type="float" office:value="1.65025" calcext:value-type="float">
            <text:p>1.65025</text:p>
          </table:table-cell>
          <table:table-cell office:value-type="float" office:value="1.59089" calcext:value-type="float">
            <text:p>1.590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6657" calcext:value-type="float">
            <text:p>2.56657</text:p>
          </table:table-cell>
          <table:table-cell office:value-type="float" office:value="2.59498" calcext:value-type="float">
            <text:p>2.59498</text:p>
          </table:table-cell>
          <table:table-cell office:value-type="float" office:value="2.56053" calcext:value-type="float">
            <text:p>2.56053</text:p>
          </table:table-cell>
          <table:table-cell office:value-type="float" office:value="2.60813" calcext:value-type="float">
            <text:p>2.60813</text:p>
          </table:table-cell>
          <table:table-cell office:value-type="float" office:value="2.61723" calcext:value-type="float">
            <text:p>2.61723</text:p>
          </table:table-cell>
          <table:table-cell office:value-type="float" office:value="2.54009" calcext:value-type="float">
            <text:p>2.54009</text:p>
          </table:table-cell>
          <table:table-cell office:value-type="float" office:value="2.5537" calcext:value-type="float">
            <text:p>2.5537</text:p>
          </table:table-cell>
          <table:table-cell office:value-type="float" office:value="2.59815" calcext:value-type="float">
            <text:p>2.59815</text:p>
          </table:table-cell>
          <table:table-cell office:value-type="float" office:value="2.58367" calcext:value-type="float">
            <text:p>2.58367</text:p>
          </table:table-cell>
          <table:table-cell office:value-type="float" office:value="2.59064" calcext:value-type="float">
            <text:p>2.59064</text:p>
          </table:table-cell>
          <table:table-cell office:value-type="float" office:value="2.6017" calcext:value-type="float">
            <text:p>2.6017</text:p>
          </table:table-cell>
          <table:table-cell office:value-type="float" office:value="2.63387" calcext:value-type="float">
            <text:p>2.63387</text:p>
          </table:table-cell>
          <table:table-cell office:value-type="float" office:value="2.57224" calcext:value-type="float">
            <text:p>2.57224</text:p>
          </table:table-cell>
          <table:table-cell office:value-type="float" office:value="2.58875" calcext:value-type="float">
            <text:p>2.58875</text:p>
          </table:table-cell>
          <table:table-cell office:value-type="float" office:value="2.58651" calcext:value-type="float">
            <text:p>2.58651</text:p>
          </table:table-cell>
          <table:table-cell office:value-type="float" office:value="2.56056" calcext:value-type="float">
            <text:p>2.56056</text:p>
          </table:table-cell>
          <table:table-cell office:value-type="float" office:value="2.62807" calcext:value-type="float">
            <text:p>2.62807</text:p>
          </table:table-cell>
          <table:table-cell office:value-type="float" office:value="2.61789" calcext:value-type="float">
            <text:p>2.61789</text:p>
          </table:table-cell>
          <table:table-cell office:value-type="float" office:value="2.60457" calcext:value-type="float">
            <text:p>2.60457</text:p>
          </table:table-cell>
          <table:table-cell office:value-type="float" office:value="2.55838" calcext:value-type="float">
            <text:p>2.55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7924" calcext:value-type="float">
            <text:p>3.47924</text:p>
          </table:table-cell>
          <table:table-cell office:value-type="float" office:value="3.50383" calcext:value-type="float">
            <text:p>3.50383</text:p>
          </table:table-cell>
          <table:table-cell office:value-type="float" office:value="3.41969" calcext:value-type="float">
            <text:p>3.41969</text:p>
          </table:table-cell>
          <table:table-cell office:value-type="float" office:value="3.46973" calcext:value-type="float">
            <text:p>3.46973</text:p>
          </table:table-cell>
          <table:table-cell office:value-type="float" office:value="3.49418" calcext:value-type="float">
            <text:p>3.49418</text:p>
          </table:table-cell>
          <table:table-cell office:value-type="float" office:value="3.51286" calcext:value-type="float">
            <text:p>3.51286</text:p>
          </table:table-cell>
          <table:table-cell office:value-type="float" office:value="3.50127" calcext:value-type="float">
            <text:p>3.50127</text:p>
          </table:table-cell>
          <table:table-cell office:value-type="float" office:value="3.50628" calcext:value-type="float">
            <text:p>3.50628</text:p>
          </table:table-cell>
          <table:table-cell office:value-type="float" office:value="3.49858" calcext:value-type="float">
            <text:p>3.49858</text:p>
          </table:table-cell>
          <table:table-cell office:value-type="float" office:value="3.51064" calcext:value-type="float">
            <text:p>3.51064</text:p>
          </table:table-cell>
          <table:table-cell office:value-type="float" office:value="3.54526" calcext:value-type="float">
            <text:p>3.54526</text:p>
          </table:table-cell>
          <table:table-cell office:value-type="float" office:value="3.46121" calcext:value-type="float">
            <text:p>3.46121</text:p>
          </table:table-cell>
          <table:table-cell office:value-type="float" office:value="3.50367" calcext:value-type="float">
            <text:p>3.50367</text:p>
          </table:table-cell>
          <table:table-cell office:value-type="float" office:value="3.4735" calcext:value-type="float">
            <text:p>3.4735</text:p>
          </table:table-cell>
          <table:table-cell office:value-type="float" office:value="3.38395" calcext:value-type="float">
            <text:p>3.38395</text:p>
          </table:table-cell>
          <table:table-cell office:value-type="float" office:value="3.50142" calcext:value-type="float">
            <text:p>3.50142</text:p>
          </table:table-cell>
          <table:table-cell office:value-type="float" office:value="3.5156" calcext:value-type="float">
            <text:p>3.5156</text:p>
          </table:table-cell>
          <table:table-cell office:value-type="float" office:value="3.48517" calcext:value-type="float">
            <text:p>3.48517</text:p>
          </table:table-cell>
          <table:table-cell office:value-type="float" office:value="3.52375" calcext:value-type="float">
            <text:p>3.52375</text:p>
          </table:table-cell>
          <table:table-cell office:value-type="float" office:value="3.51716" calcext:value-type="float">
            <text:p>3.51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54587" calcext:value-type="float">
            <text:p>3.54587</text:p>
          </table:table-cell>
          <table:table-cell office:value-type="float" office:value="3.53373" calcext:value-type="float">
            <text:p>3.53373</text:p>
          </table:table-cell>
          <table:table-cell office:value-type="float" office:value="3.55039" calcext:value-type="float">
            <text:p>3.55039</text:p>
          </table:table-cell>
          <table:table-cell office:value-type="float" office:value="3.54598" calcext:value-type="float">
            <text:p>3.54598</text:p>
          </table:table-cell>
          <table:table-cell office:value-type="float" office:value="3.55289" calcext:value-type="float">
            <text:p>3.55289</text:p>
          </table:table-cell>
          <table:table-cell office:value-type="float" office:value="3.55753" calcext:value-type="float">
            <text:p>3.55753</text:p>
          </table:table-cell>
          <table:table-cell office:value-type="float" office:value="3.56281" calcext:value-type="float">
            <text:p>3.56281</text:p>
          </table:table-cell>
          <table:table-cell office:value-type="float" office:value="3.5581" calcext:value-type="float">
            <text:p>3.5581</text:p>
          </table:table-cell>
          <table:table-cell office:value-type="float" office:value="3.5517" calcext:value-type="float">
            <text:p>3.5517</text:p>
          </table:table-cell>
          <table:table-cell office:value-type="float" office:value="3.52793" calcext:value-type="float">
            <text:p>3.52793</text:p>
          </table:table-cell>
          <table:table-cell office:value-type="float" office:value="3.56647" calcext:value-type="float">
            <text:p>3.56647</text:p>
          </table:table-cell>
          <table:table-cell office:value-type="float" office:value="3.57202" calcext:value-type="float">
            <text:p>3.57202</text:p>
          </table:table-cell>
          <table:table-cell office:value-type="float" office:value="3.56332" calcext:value-type="float">
            <text:p>3.56332</text:p>
          </table:table-cell>
          <table:table-cell office:value-type="float" office:value="3.54821" calcext:value-type="float">
            <text:p>3.54821</text:p>
          </table:table-cell>
          <table:table-cell office:value-type="float" office:value="3.55368" calcext:value-type="float">
            <text:p>3.55368</text:p>
          </table:table-cell>
          <table:table-cell office:value-type="float" office:value="3.55705" calcext:value-type="float">
            <text:p>3.55705</text:p>
          </table:table-cell>
          <table:table-cell office:value-type="float" office:value="3.55125" calcext:value-type="float">
            <text:p>3.55125</text:p>
          </table:table-cell>
          <table:table-cell office:value-type="float" office:value="3.53442" calcext:value-type="float">
            <text:p>3.53442</text:p>
          </table:table-cell>
          <table:table-cell office:value-type="float" office:value="3.54342" calcext:value-type="float">
            <text:p>3.54342</text:p>
          </table:table-cell>
          <table:table-cell office:value-type="float" office:value="3.56552" calcext:value-type="float">
            <text:p>3.565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55513" calcext:value-type="float">
            <text:p>3.55513</text:p>
          </table:table-cell>
          <table:table-cell office:value-type="float" office:value="3.53243" calcext:value-type="float">
            <text:p>3.53243</text:p>
          </table:table-cell>
          <table:table-cell office:value-type="float" office:value="3.55188" calcext:value-type="float">
            <text:p>3.55188</text:p>
          </table:table-cell>
          <table:table-cell office:value-type="float" office:value="3.55143" calcext:value-type="float">
            <text:p>3.55143</text:p>
          </table:table-cell>
          <table:table-cell office:value-type="float" office:value="3.58035" calcext:value-type="float">
            <text:p>3.58035</text:p>
          </table:table-cell>
          <table:table-cell office:value-type="float" office:value="3.55808" calcext:value-type="float">
            <text:p>3.55808</text:p>
          </table:table-cell>
          <table:table-cell office:value-type="float" office:value="3.57215" calcext:value-type="float">
            <text:p>3.57215</text:p>
          </table:table-cell>
          <table:table-cell office:value-type="float" office:value="3.559" calcext:value-type="float">
            <text:p>3.559</text:p>
          </table:table-cell>
          <table:table-cell office:value-type="float" office:value="3.53712" calcext:value-type="float">
            <text:p>3.53712</text:p>
          </table:table-cell>
          <table:table-cell office:value-type="float" office:value="3.56335" calcext:value-type="float">
            <text:p>3.56335</text:p>
          </table:table-cell>
          <table:table-cell office:value-type="float" office:value="3.53979" calcext:value-type="float">
            <text:p>3.53979</text:p>
          </table:table-cell>
          <table:table-cell office:value-type="float" office:value="3.56707" calcext:value-type="float">
            <text:p>3.56707</text:p>
          </table:table-cell>
          <table:table-cell office:value-type="float" office:value="3.55113" calcext:value-type="float">
            <text:p>3.55113</text:p>
          </table:table-cell>
          <table:table-cell office:value-type="float" office:value="3.5588" calcext:value-type="float">
            <text:p>3.5588</text:p>
          </table:table-cell>
          <table:table-cell office:value-type="float" office:value="3.59015" calcext:value-type="float">
            <text:p>3.59015</text:p>
          </table:table-cell>
          <table:table-cell office:value-type="float" office:value="3.55879" calcext:value-type="float">
            <text:p>3.55879</text:p>
          </table:table-cell>
          <table:table-cell office:value-type="float" office:value="3.52939" calcext:value-type="float">
            <text:p>3.52939</text:p>
          </table:table-cell>
          <table:table-cell office:value-type="float" office:value="3.58103" calcext:value-type="float">
            <text:p>3.58103</text:p>
          </table:table-cell>
          <table:table-cell office:value-type="float" office:value="3.57945" calcext:value-type="float">
            <text:p>3.57945</text:p>
          </table:table-cell>
          <table:table-cell office:value-type="float" office:value="3.56756" calcext:value-type="float">
            <text:p>3.567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54659" calcext:value-type="float">
            <text:p>3.54659</text:p>
          </table:table-cell>
          <table:table-cell office:value-type="float" office:value="3.56095" calcext:value-type="float">
            <text:p>3.56095</text:p>
          </table:table-cell>
          <table:table-cell office:value-type="float" office:value="3.57296" calcext:value-type="float">
            <text:p>3.57296</text:p>
          </table:table-cell>
          <table:table-cell office:value-type="float" office:value="3.56366" calcext:value-type="float">
            <text:p>3.56366</text:p>
          </table:table-cell>
          <table:table-cell office:value-type="float" office:value="3.57568" calcext:value-type="float">
            <text:p>3.57568</text:p>
          </table:table-cell>
          <table:table-cell office:value-type="float" office:value="3.52079" calcext:value-type="float">
            <text:p>3.52079</text:p>
          </table:table-cell>
          <table:table-cell office:value-type="float" office:value="3.54971" calcext:value-type="float">
            <text:p>3.54971</text:p>
          </table:table-cell>
          <table:table-cell office:value-type="float" office:value="3.54594" calcext:value-type="float">
            <text:p>3.54594</text:p>
          </table:table-cell>
          <table:table-cell office:value-type="float" office:value="3.56918" calcext:value-type="float">
            <text:p>3.56918</text:p>
          </table:table-cell>
          <table:table-cell office:value-type="float" office:value="3.56222" calcext:value-type="float">
            <text:p>3.56222</text:p>
          </table:table-cell>
          <table:table-cell office:value-type="float" office:value="3.55414" calcext:value-type="float">
            <text:p>3.55414</text:p>
          </table:table-cell>
          <table:table-cell office:value-type="float" office:value="3.57117" calcext:value-type="float">
            <text:p>3.57117</text:p>
          </table:table-cell>
          <table:table-cell office:value-type="float" office:value="3.52942" calcext:value-type="float">
            <text:p>3.52942</text:p>
          </table:table-cell>
          <table:table-cell office:value-type="float" office:value="3.54912" calcext:value-type="float">
            <text:p>3.54912</text:p>
          </table:table-cell>
          <table:table-cell office:value-type="float" office:value="3.56069" calcext:value-type="float">
            <text:p>3.56069</text:p>
          </table:table-cell>
          <table:table-cell office:value-type="float" office:value="3.56398" calcext:value-type="float">
            <text:p>3.56398</text:p>
          </table:table-cell>
          <table:table-cell office:value-type="float" office:value="3.55256" calcext:value-type="float">
            <text:p>3.55256</text:p>
          </table:table-cell>
          <table:table-cell office:value-type="float" office:value="3.54466" calcext:value-type="float">
            <text:p>3.54466</text:p>
          </table:table-cell>
          <table:table-cell office:value-type="float" office:value="3.56558" calcext:value-type="float">
            <text:p>3.56558</text:p>
          </table:table-cell>
          <table:table-cell office:value-type="float" office:value="3.52862" calcext:value-type="float">
            <text:p>3.528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54952" calcext:value-type="float">
            <text:p>3.54952</text:p>
          </table:table-cell>
          <table:table-cell office:value-type="float" office:value="3.55667" calcext:value-type="float">
            <text:p>3.55667</text:p>
          </table:table-cell>
          <table:table-cell office:value-type="float" office:value="3.54997" calcext:value-type="float">
            <text:p>3.54997</text:p>
          </table:table-cell>
          <table:table-cell office:value-type="float" office:value="3.52463" calcext:value-type="float">
            <text:p>3.52463</text:p>
          </table:table-cell>
          <table:table-cell office:value-type="float" office:value="3.51336" calcext:value-type="float">
            <text:p>3.51336</text:p>
          </table:table-cell>
          <table:table-cell office:value-type="float" office:value="3.54012" calcext:value-type="float">
            <text:p>3.54012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3.54699" calcext:value-type="float">
            <text:p>3.54699</text:p>
          </table:table-cell>
          <table:table-cell office:value-type="float" office:value="3.56258" calcext:value-type="float">
            <text:p>3.56258</text:p>
          </table:table-cell>
          <table:table-cell office:value-type="float" office:value="3.55577" calcext:value-type="float">
            <text:p>3.55577</text:p>
          </table:table-cell>
          <table:table-cell office:value-type="float" office:value="3.54989" calcext:value-type="float">
            <text:p>3.54989</text:p>
          </table:table-cell>
          <table:table-cell office:value-type="float" office:value="3.61227" calcext:value-type="float">
            <text:p>3.61227</text:p>
          </table:table-cell>
          <table:table-cell office:value-type="float" office:value="3.51907" calcext:value-type="float">
            <text:p>3.51907</text:p>
          </table:table-cell>
          <table:table-cell office:value-type="float" office:value="3.51292" calcext:value-type="float">
            <text:p>3.51292</text:p>
          </table:table-cell>
          <table:table-cell office:value-type="float" office:value="3.54054" calcext:value-type="float">
            <text:p>3.54054</text:p>
          </table:table-cell>
          <table:table-cell office:value-type="float" office:value="3.54668" calcext:value-type="float">
            <text:p>3.54668</text:p>
          </table:table-cell>
          <table:table-cell office:value-type="float" office:value="3.59711" calcext:value-type="float">
            <text:p>3.59711</text:p>
          </table:table-cell>
          <table:table-cell office:value-type="float" office:value="3.55556" calcext:value-type="float">
            <text:p>3.55556</text:p>
          </table:table-cell>
          <table:table-cell office:value-type="float" office:value="3.56892" calcext:value-type="float">
            <text:p>3.56892</text:p>
          </table:table-cell>
          <table:table-cell office:value-type="float" office:value="3.55609" calcext:value-type="float">
            <text:p>3.556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55049" calcext:value-type="float">
            <text:p>3.55049</text:p>
          </table:table-cell>
          <table:table-cell office:value-type="float" office:value="3.56995" calcext:value-type="float">
            <text:p>3.56995</text:p>
          </table:table-cell>
          <table:table-cell office:value-type="float" office:value="3.51762" calcext:value-type="float">
            <text:p>3.51762</text:p>
          </table:table-cell>
          <table:table-cell office:value-type="float" office:value="3.55849" calcext:value-type="float">
            <text:p>3.55849</text:p>
          </table:table-cell>
          <table:table-cell office:value-type="float" office:value="3.52982" calcext:value-type="float">
            <text:p>3.52982</text:p>
          </table:table-cell>
          <table:table-cell office:value-type="float" office:value="3.56368" calcext:value-type="float">
            <text:p>3.56368</text:p>
          </table:table-cell>
          <table:table-cell office:value-type="float" office:value="3.54972" calcext:value-type="float">
            <text:p>3.54972</text:p>
          </table:table-cell>
          <table:table-cell office:value-type="float" office:value="3.55115" calcext:value-type="float">
            <text:p>3.55115</text:p>
          </table:table-cell>
          <table:table-cell office:value-type="float" office:value="3.56677" calcext:value-type="float">
            <text:p>3.56677</text:p>
          </table:table-cell>
          <table:table-cell office:value-type="float" office:value="3.54238" calcext:value-type="float">
            <text:p>3.54238</text:p>
          </table:table-cell>
          <table:table-cell office:value-type="float" office:value="3.54025" calcext:value-type="float">
            <text:p>3.54025</text:p>
          </table:table-cell>
          <table:table-cell office:value-type="float" office:value="3.55332" calcext:value-type="float">
            <text:p>3.55332</text:p>
          </table:table-cell>
          <table:table-cell office:value-type="float" office:value="3.53785" calcext:value-type="float">
            <text:p>3.53785</text:p>
          </table:table-cell>
          <table:table-cell office:value-type="float" office:value="3.56001" calcext:value-type="float">
            <text:p>3.56001</text:p>
          </table:table-cell>
          <table:table-cell office:value-type="float" office:value="3.54168" calcext:value-type="float">
            <text:p>3.54168</text:p>
          </table:table-cell>
          <table:table-cell office:value-type="float" office:value="3.55148" calcext:value-type="float">
            <text:p>3.55148</text:p>
          </table:table-cell>
          <table:table-cell office:value-type="float" office:value="3.55429" calcext:value-type="float">
            <text:p>3.55429</text:p>
          </table:table-cell>
          <table:table-cell office:value-type="float" office:value="3.51547" calcext:value-type="float">
            <text:p>3.51547</text:p>
          </table:table-cell>
          <table:table-cell office:value-type="float" office:value="3.50212" calcext:value-type="float">
            <text:p>3.50212</text:p>
          </table:table-cell>
          <table:table-cell office:value-type="float" office:value="3.55756" calcext:value-type="float">
            <text:p>3.55756</text:p>
          </table:table-cell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1" table:formula="of:=[.A2]" office:value-type="float" office:value="1" calcext:value-type="float">
            <text:p>1</text:p>
          </table:table-cell>
          <table:table-cell table:formula="of:=AVERAGE([.B2:.U2])" office:value-type="float" office:value="2.3968045" calcext:value-type="float">
            <text:p>2.3968045</text:p>
          </table:table-cell>
          <table:table-cell table:formula="of:=STDEV([.B2:.U2])/2" office:value-type="float" office:value="0.0532706945326119" calcext:value-type="float">
            <text:p>0.053270694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3]" office:value-type="float" office:value="2" calcext:value-type="float">
            <text:p>2</text:p>
          </table:table-cell>
          <table:table-cell table:formula="of:=AVERAGE([.B3:.U3])" office:value-type="float" office:value="1.645506" calcext:value-type="float">
            <text:p>1.645506</text:p>
          </table:table-cell>
          <table:table-cell table:formula="of:=STDEV([.B3:.U3])/2" office:value-type="float" office:value="0.0135392604944599" calcext:value-type="float">
            <text:p>0.013539260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4]" office:value-type="float" office:value="4" calcext:value-type="float">
            <text:p>4</text:p>
          </table:table-cell>
          <table:table-cell table:formula="of:=AVERAGE([.B4:.U4])" office:value-type="float" office:value="2.5883115" calcext:value-type="float">
            <text:p>2.5883115</text:p>
          </table:table-cell>
          <table:table-cell table:formula="of:=STDEV([.B4:.U4])/2" office:value-type="float" office:value="0.0131126804111817" calcext:value-type="float">
            <text:p>0.013112680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5]" office:value-type="float" office:value="8" calcext:value-type="float">
            <text:p>8</text:p>
          </table:table-cell>
          <table:table-cell table:formula="of:=AVERAGE([.B5:.U5])" office:value-type="float" office:value="3.4903495" calcext:value-type="float">
            <text:p>3.4903495</text:p>
          </table:table-cell>
          <table:table-cell table:formula="of:=STDEV([.B5:.U5])/2" office:value-type="float" office:value="0.0182687496673389" calcext:value-type="float">
            <text:p>0.018268749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6]" office:value-type="float" office:value="16" calcext:value-type="float">
            <text:p>16</text:p>
          </table:table-cell>
          <table:table-cell table:formula="of:=AVERAGE([.B6:.U6])" office:value-type="float" office:value="3.5521145" calcext:value-type="float">
            <text:p>3.5521145</text:p>
          </table:table-cell>
          <table:table-cell table:formula="of:=STDEV([.B6:.U6])/2" office:value-type="float" office:value="0.00576042818104239" calcext:value-type="float">
            <text:p>0.005760428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7]" office:value-type="float" office:value="24" calcext:value-type="float">
            <text:p>24</text:p>
          </table:table-cell>
          <table:table-cell table:formula="of:=AVERAGE([.B7:.U7])" office:value-type="float" office:value="3.559204" calcext:value-type="float">
            <text:p>3.559204</text:p>
          </table:table-cell>
          <table:table-cell table:formula="of:=STDEV([.B7:.U7])/2" office:value-type="float" office:value="0.00833145488653187" calcext:value-type="float">
            <text:p>0.008331454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8]" office:value-type="float" office:value="36" calcext:value-type="float">
            <text:p>36</text:p>
          </table:table-cell>
          <table:table-cell table:formula="of:=AVERAGE([.B8:.U8])" office:value-type="float" office:value="3.554381" calcext:value-type="float">
            <text:p>3.554381</text:p>
          </table:table-cell>
          <table:table-cell table:formula="of:=STDEV([.B8:.U8])/2" office:value-type="float" office:value="0.00764519575667589" calcext:value-type="float">
            <text:p>0.007645195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9]" office:value-type="float" office:value="48" calcext:value-type="float">
            <text:p>48</text:p>
          </table:table-cell>
          <table:table-cell table:formula="of:=AVERAGE([.B9:.U9])" office:value-type="float" office:value="3.550655" calcext:value-type="float">
            <text:p>3.550655</text:p>
          </table:table-cell>
          <table:table-cell table:formula="of:=STDEV([.B9:.U9])/2" office:value-type="float" office:value="0.0121910202608313" calcext:value-type="float">
            <text:p>0.012191020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10]" office:value-type="float" office:value="60" calcext:value-type="float">
            <text:p>60</text:p>
          </table:table-cell>
          <table:table-cell table:formula="of:=AVERAGE([.B10:.U10])" office:value-type="float" office:value="3.545705" calcext:value-type="float">
            <text:p>3.545705</text:p>
          </table:table-cell>
          <table:table-cell table:formula="of:=STDEV([.B10:.U10])/2" office:value-type="float" office:value="0.00893736457387275" calcext:value-type="float">
            <text:p>0.0089373646</text:p>
          </table:table-cell>
          <table:table-cell table:number-columns-repeated="16"/>
        </table:table-row>
      </table:table>
      <table:table table:name="kernel 312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7996" calcext:value-type="float">
            <text:p>2.17996</text:p>
          </table:table-cell>
          <table:table-cell office:value-type="float" office:value="2.39457" calcext:value-type="float">
            <text:p>2.39457</text:p>
          </table:table-cell>
          <table:table-cell office:value-type="float" office:value="2.22241" calcext:value-type="float">
            <text:p>2.22241</text:p>
          </table:table-cell>
          <table:table-cell office:value-type="float" office:value="2.51469" calcext:value-type="float">
            <text:p>2.51469</text:p>
          </table:table-cell>
          <table:table-cell office:value-type="float" office:value="2.51852" calcext:value-type="float">
            <text:p>2.51852</text:p>
          </table:table-cell>
          <table:table-cell office:value-type="float" office:value="2.14726" calcext:value-type="float">
            <text:p>2.14726</text:p>
          </table:table-cell>
          <table:table-cell office:value-type="float" office:value="2.50834" calcext:value-type="float">
            <text:p>2.50834</text:p>
          </table:table-cell>
          <table:table-cell office:value-type="float" office:value="2.5273" calcext:value-type="float">
            <text:p>2.5273</text:p>
          </table:table-cell>
          <table:table-cell office:value-type="float" office:value="2.25165" calcext:value-type="float">
            <text:p>2.25165</text:p>
          </table:table-cell>
          <table:table-cell office:value-type="float" office:value="2.53621" calcext:value-type="float">
            <text:p>2.53621</text:p>
          </table:table-cell>
          <table:table-cell office:value-type="float" office:value="2.14174" calcext:value-type="float">
            <text:p>2.14174</text:p>
          </table:table-cell>
          <table:table-cell office:value-type="float" office:value="2.2518" calcext:value-type="float">
            <text:p>2.2518</text:p>
          </table:table-cell>
          <table:table-cell office:value-type="float" office:value="2.20703" calcext:value-type="float">
            <text:p>2.20703</text:p>
          </table:table-cell>
          <table:table-cell office:value-type="float" office:value="2.37695" calcext:value-type="float">
            <text:p>2.37695</text:p>
          </table:table-cell>
          <table:table-cell office:value-type="float" office:value="2.34838" calcext:value-type="float">
            <text:p>2.34838</text:p>
          </table:table-cell>
          <table:table-cell office:value-type="float" office:value="2.57955" calcext:value-type="float">
            <text:p>2.57955</text:p>
          </table:table-cell>
          <table:table-cell office:value-type="float" office:value="2.15053" calcext:value-type="float">
            <text:p>2.15053</text:p>
          </table:table-cell>
          <table:table-cell office:value-type="float" office:value="2.14468" calcext:value-type="float">
            <text:p>2.14468</text:p>
          </table:table-cell>
          <table:table-cell office:value-type="float" office:value="2.51413" calcext:value-type="float">
            <text:p>2.51413</text:p>
          </table:table-cell>
          <table:table-cell office:value-type="float" office:value="2.25083" calcext:value-type="float">
            <text:p>2.25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645" calcext:value-type="float">
            <text:p>1.81645</text:p>
          </table:table-cell>
          <table:table-cell office:value-type="float" office:value="1.55501" calcext:value-type="float">
            <text:p>1.55501</text:p>
          </table:table-cell>
          <table:table-cell office:value-type="float" office:value="1.55528" calcext:value-type="float">
            <text:p>1.55528</text:p>
          </table:table-cell>
          <table:table-cell office:value-type="float" office:value="1.65216" calcext:value-type="float">
            <text:p>1.65216</text:p>
          </table:table-cell>
          <table:table-cell office:value-type="float" office:value="1.71011" calcext:value-type="float">
            <text:p>1.71011</text:p>
          </table:table-cell>
          <table:table-cell office:value-type="float" office:value="1.87127" calcext:value-type="float">
            <text:p>1.87127</text:p>
          </table:table-cell>
          <table:table-cell office:value-type="float" office:value="1.67936" calcext:value-type="float">
            <text:p>1.67936</text:p>
          </table:table-cell>
          <table:table-cell office:value-type="float" office:value="1.63057" calcext:value-type="float">
            <text:p>1.63057</text:p>
          </table:table-cell>
          <table:table-cell office:value-type="float" office:value="1.95797" calcext:value-type="float">
            <text:p>1.95797</text:p>
          </table:table-cell>
          <table:table-cell office:value-type="float" office:value="1.61531" calcext:value-type="float">
            <text:p>1.61531</text:p>
          </table:table-cell>
          <table:table-cell office:value-type="float" office:value="1.94307" calcext:value-type="float">
            <text:p>1.94307</text:p>
          </table:table-cell>
          <table:table-cell office:value-type="float" office:value="1.53794" calcext:value-type="float">
            <text:p>1.53794</text:p>
          </table:table-cell>
          <table:table-cell office:value-type="float" office:value="1.65683" calcext:value-type="float">
            <text:p>1.65683</text:p>
          </table:table-cell>
          <table:table-cell office:value-type="float" office:value="1.72501" calcext:value-type="float">
            <text:p>1.72501</text:p>
          </table:table-cell>
          <table:table-cell office:value-type="float" office:value="1.7707" calcext:value-type="float">
            <text:p>1.7707</text:p>
          </table:table-cell>
          <table:table-cell office:value-type="float" office:value="1.60718" calcext:value-type="float">
            <text:p>1.60718</text:p>
          </table:table-cell>
          <table:table-cell office:value-type="float" office:value="1.48361" calcext:value-type="float">
            <text:p>1.48361</text:p>
          </table:table-cell>
          <table:table-cell office:value-type="float" office:value="1.62372" calcext:value-type="float">
            <text:p>1.62372</text:p>
          </table:table-cell>
          <table:table-cell office:value-type="float" office:value="1.64989" calcext:value-type="float">
            <text:p>1.64989</text:p>
          </table:table-cell>
          <table:table-cell office:value-type="float" office:value="1.67734" calcext:value-type="float">
            <text:p>1.67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0797" calcext:value-type="float">
            <text:p>2.60797</text:p>
          </table:table-cell>
          <table:table-cell office:value-type="float" office:value="2.59831" calcext:value-type="float">
            <text:p>2.59831</text:p>
          </table:table-cell>
          <table:table-cell office:value-type="float" office:value="2.55293" calcext:value-type="float">
            <text:p>2.55293</text:p>
          </table:table-cell>
          <table:table-cell office:value-type="float" office:value="2.54736" calcext:value-type="float">
            <text:p>2.54736</text:p>
          </table:table-cell>
          <table:table-cell office:value-type="float" office:value="2.64937" calcext:value-type="float">
            <text:p>2.64937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2.58426" calcext:value-type="float">
            <text:p>2.58426</text:p>
          </table:table-cell>
          <table:table-cell office:value-type="float" office:value="2.55843" calcext:value-type="float">
            <text:p>2.55843</text:p>
          </table:table-cell>
          <table:table-cell office:value-type="float" office:value="2.74686" calcext:value-type="float">
            <text:p>2.74686</text:p>
          </table:table-cell>
          <table:table-cell office:value-type="float" office:value="2.76907" calcext:value-type="float">
            <text:p>2.76907</text:p>
          </table:table-cell>
          <table:table-cell office:value-type="float" office:value="2.68988" calcext:value-type="float">
            <text:p>2.68988</text:p>
          </table:table-cell>
          <table:table-cell office:value-type="float" office:value="2.68383" calcext:value-type="float">
            <text:p>2.68383</text:p>
          </table:table-cell>
          <table:table-cell office:value-type="float" office:value="2.70391" calcext:value-type="float">
            <text:p>2.70391</text:p>
          </table:table-cell>
          <table:table-cell office:value-type="float" office:value="2.56064" calcext:value-type="float">
            <text:p>2.56064</text:p>
          </table:table-cell>
          <table:table-cell office:value-type="float" office:value="2.70002" calcext:value-type="float">
            <text:p>2.70002</text:p>
          </table:table-cell>
          <table:table-cell office:value-type="float" office:value="2.7214" calcext:value-type="float">
            <text:p>2.7214</text:p>
          </table:table-cell>
          <table:table-cell office:value-type="float" office:value="2.75226" calcext:value-type="float">
            <text:p>2.75226</text:p>
          </table:table-cell>
          <table:table-cell office:value-type="float" office:value="2.71531" calcext:value-type="float">
            <text:p>2.71531</text:p>
          </table:table-cell>
          <table:table-cell office:value-type="float" office:value="2.60022" calcext:value-type="float">
            <text:p>2.60022</text:p>
          </table:table-cell>
          <table:table-cell office:value-type="float" office:value="2.71666" calcext:value-type="float">
            <text:p>2.716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75" calcext:value-type="float">
            <text:p>2.875</text:p>
          </table:table-cell>
          <table:table-cell office:value-type="float" office:value="2.75857" calcext:value-type="float">
            <text:p>2.75857</text:p>
          </table:table-cell>
          <table:table-cell office:value-type="float" office:value="2.83955" calcext:value-type="float">
            <text:p>2.83955</text:p>
          </table:table-cell>
          <table:table-cell office:value-type="float" office:value="2.83855" calcext:value-type="float">
            <text:p>2.83855</text:p>
          </table:table-cell>
          <table:table-cell office:value-type="float" office:value="2.85142" calcext:value-type="float">
            <text:p>2.85142</text:p>
          </table:table-cell>
          <table:table-cell office:value-type="float" office:value="2.73126" calcext:value-type="float">
            <text:p>2.73126</text:p>
          </table:table-cell>
          <table:table-cell office:value-type="float" office:value="2.8321" calcext:value-type="float">
            <text:p>2.8321</text:p>
          </table:table-cell>
          <table:table-cell office:value-type="float" office:value="2.7814" calcext:value-type="float">
            <text:p>2.7814</text:p>
          </table:table-cell>
          <table:table-cell office:value-type="float" office:value="2.8493" calcext:value-type="float">
            <text:p>2.8493</text:p>
          </table:table-cell>
          <table:table-cell office:value-type="float" office:value="2.85502" calcext:value-type="float">
            <text:p>2.85502</text:p>
          </table:table-cell>
          <table:table-cell office:value-type="float" office:value="2.72712" calcext:value-type="float">
            <text:p>2.72712</text:p>
          </table:table-cell>
          <table:table-cell office:value-type="float" office:value="2.84957" calcext:value-type="float">
            <text:p>2.84957</text:p>
          </table:table-cell>
          <table:table-cell office:value-type="float" office:value="2.862" calcext:value-type="float">
            <text:p>2.862</text:p>
          </table:table-cell>
          <table:table-cell office:value-type="float" office:value="2.84826" calcext:value-type="float">
            <text:p>2.84826</text:p>
          </table:table-cell>
          <table:table-cell office:value-type="float" office:value="2.86997" calcext:value-type="float">
            <text:p>2.86997</text:p>
          </table:table-cell>
          <table:table-cell office:value-type="float" office:value="2.86565" calcext:value-type="float">
            <text:p>2.86565</text:p>
          </table:table-cell>
          <table:table-cell office:value-type="float" office:value="2.73375" calcext:value-type="float">
            <text:p>2.73375</text:p>
          </table:table-cell>
          <table:table-cell office:value-type="float" office:value="2.86696" calcext:value-type="float">
            <text:p>2.86696</text:p>
          </table:table-cell>
          <table:table-cell office:value-type="float" office:value="2.82702" calcext:value-type="float">
            <text:p>2.82702</text:p>
          </table:table-cell>
          <table:table-cell office:value-type="float" office:value="2.82771" calcext:value-type="float">
            <text:p>2.827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34859" calcext:value-type="float">
            <text:p>3.34859</text:p>
          </table:table-cell>
          <table:table-cell office:value-type="float" office:value="3.33782" calcext:value-type="float">
            <text:p>3.33782</text:p>
          </table:table-cell>
          <table:table-cell office:value-type="float" office:value="3.35911" calcext:value-type="float">
            <text:p>3.35911</text:p>
          </table:table-cell>
          <table:table-cell office:value-type="float" office:value="3.34448" calcext:value-type="float">
            <text:p>3.34448</text:p>
          </table:table-cell>
          <table:table-cell office:value-type="float" office:value="3.33533" calcext:value-type="float">
            <text:p>3.33533</text:p>
          </table:table-cell>
          <table:table-cell office:value-type="float" office:value="3.35549" calcext:value-type="float">
            <text:p>3.35549</text:p>
          </table:table-cell>
          <table:table-cell office:value-type="float" office:value="3.32014" calcext:value-type="float">
            <text:p>3.32014</text:p>
          </table:table-cell>
          <table:table-cell office:value-type="float" office:value="3.34067" calcext:value-type="float">
            <text:p>3.34067</text:p>
          </table:table-cell>
          <table:table-cell office:value-type="float" office:value="3.33724" calcext:value-type="float">
            <text:p>3.33724</text:p>
          </table:table-cell>
          <table:table-cell office:value-type="float" office:value="3.33282" calcext:value-type="float">
            <text:p>3.33282</text:p>
          </table:table-cell>
          <table:table-cell office:value-type="float" office:value="3.35963" calcext:value-type="float">
            <text:p>3.35963</text:p>
          </table:table-cell>
          <table:table-cell office:value-type="float" office:value="3.35892" calcext:value-type="float">
            <text:p>3.35892</text:p>
          </table:table-cell>
          <table:table-cell office:value-type="float" office:value="3.31927" calcext:value-type="float">
            <text:p>3.31927</text:p>
          </table:table-cell>
          <table:table-cell office:value-type="float" office:value="3.32859" calcext:value-type="float">
            <text:p>3.32859</text:p>
          </table:table-cell>
          <table:table-cell office:value-type="float" office:value="3.33332" calcext:value-type="float">
            <text:p>3.33332</text:p>
          </table:table-cell>
          <table:table-cell office:value-type="float" office:value="3.31378" calcext:value-type="float">
            <text:p>3.31378</text:p>
          </table:table-cell>
          <table:table-cell office:value-type="float" office:value="3.29944" calcext:value-type="float">
            <text:p>3.29944</text:p>
          </table:table-cell>
          <table:table-cell office:value-type="float" office:value="3.34575" calcext:value-type="float">
            <text:p>3.34575</text:p>
          </table:table-cell>
          <table:table-cell office:value-type="float" office:value="3.33011" calcext:value-type="float">
            <text:p>3.33011</text:p>
          </table:table-cell>
          <table:table-cell office:value-type="float" office:value="3.32772" calcext:value-type="float">
            <text:p>3.327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33096" calcext:value-type="float">
            <text:p>3.33096</text:p>
          </table:table-cell>
          <table:table-cell office:value-type="float" office:value="3.32361" calcext:value-type="float">
            <text:p>3.32361</text:p>
          </table:table-cell>
          <table:table-cell office:value-type="float" office:value="3.35012" calcext:value-type="float">
            <text:p>3.35012</text:p>
          </table:table-cell>
          <table:table-cell office:value-type="float" office:value="3.32781" calcext:value-type="float">
            <text:p>3.32781</text:p>
          </table:table-cell>
          <table:table-cell office:value-type="float" office:value="3.35419" calcext:value-type="float">
            <text:p>3.35419</text:p>
          </table:table-cell>
          <table:table-cell office:value-type="float" office:value="3.33596" calcext:value-type="float">
            <text:p>3.33596</text:p>
          </table:table-cell>
          <table:table-cell office:value-type="float" office:value="3.32837" calcext:value-type="float">
            <text:p>3.32837</text:p>
          </table:table-cell>
          <table:table-cell office:value-type="float" office:value="3.3549" calcext:value-type="float">
            <text:p>3.3549</text:p>
          </table:table-cell>
          <table:table-cell office:value-type="float" office:value="3.31269" calcext:value-type="float">
            <text:p>3.31269</text:p>
          </table:table-cell>
          <table:table-cell office:value-type="float" office:value="3.35733" calcext:value-type="float">
            <text:p>3.35733</text:p>
          </table:table-cell>
          <table:table-cell office:value-type="float" office:value="3.34074" calcext:value-type="float">
            <text:p>3.34074</text:p>
          </table:table-cell>
          <table:table-cell office:value-type="float" office:value="3.32887" calcext:value-type="float">
            <text:p>3.32887</text:p>
          </table:table-cell>
          <table:table-cell office:value-type="float" office:value="3.33743" calcext:value-type="float">
            <text:p>3.33743</text:p>
          </table:table-cell>
          <table:table-cell office:value-type="float" office:value="3.33906" calcext:value-type="float">
            <text:p>3.33906</text:p>
          </table:table-cell>
          <table:table-cell office:value-type="float" office:value="3.32991" calcext:value-type="float">
            <text:p>3.32991</text:p>
          </table:table-cell>
          <table:table-cell office:value-type="float" office:value="3.356" calcext:value-type="float">
            <text:p>3.356</text:p>
          </table:table-cell>
          <table:table-cell office:value-type="float" office:value="3.34109" calcext:value-type="float">
            <text:p>3.34109</text:p>
          </table:table-cell>
          <table:table-cell office:value-type="float" office:value="3.33062" calcext:value-type="float">
            <text:p>3.33062</text:p>
          </table:table-cell>
          <table:table-cell office:value-type="float" office:value="3.33078" calcext:value-type="float">
            <text:p>3.33078</text:p>
          </table:table-cell>
          <table:table-cell office:value-type="float" office:value="3.36677" calcext:value-type="float">
            <text:p>3.366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33472" calcext:value-type="float">
            <text:p>3.33472</text:p>
          </table:table-cell>
          <table:table-cell office:value-type="float" office:value="3.32991" calcext:value-type="float">
            <text:p>3.32991</text:p>
          </table:table-cell>
          <table:table-cell office:value-type="float" office:value="3.35067" calcext:value-type="float">
            <text:p>3.35067</text:p>
          </table:table-cell>
          <table:table-cell office:value-type="float" office:value="3.33898" calcext:value-type="float">
            <text:p>3.33898</text:p>
          </table:table-cell>
          <table:table-cell office:value-type="float" office:value="3.35894" calcext:value-type="float">
            <text:p>3.35894</text:p>
          </table:table-cell>
          <table:table-cell office:value-type="float" office:value="3.34472" calcext:value-type="float">
            <text:p>3.34472</text:p>
          </table:table-cell>
          <table:table-cell office:value-type="float" office:value="3.34822" calcext:value-type="float">
            <text:p>3.34822</text:p>
          </table:table-cell>
          <table:table-cell office:value-type="float" office:value="3.36237" calcext:value-type="float">
            <text:p>3.36237</text:p>
          </table:table-cell>
          <table:table-cell office:value-type="float" office:value="3.32836" calcext:value-type="float">
            <text:p>3.32836</text:p>
          </table:table-cell>
          <table:table-cell office:value-type="float" office:value="3.29953" calcext:value-type="float">
            <text:p>3.29953</text:p>
          </table:table-cell>
          <table:table-cell office:value-type="float" office:value="3.34863" calcext:value-type="float">
            <text:p>3.34863</text:p>
          </table:table-cell>
          <table:table-cell office:value-type="float" office:value="3.3354" calcext:value-type="float">
            <text:p>3.3354</text:p>
          </table:table-cell>
          <table:table-cell office:value-type="float" office:value="3.33727" calcext:value-type="float">
            <text:p>3.33727</text:p>
          </table:table-cell>
          <table:table-cell office:value-type="float" office:value="3.31799" calcext:value-type="float">
            <text:p>3.31799</text:p>
          </table:table-cell>
          <table:table-cell office:value-type="float" office:value="3.32583" calcext:value-type="float">
            <text:p>3.32583</text:p>
          </table:table-cell>
          <table:table-cell office:value-type="float" office:value="3.34559" calcext:value-type="float">
            <text:p>3.34559</text:p>
          </table:table-cell>
          <table:table-cell office:value-type="float" office:value="3.33298" calcext:value-type="float">
            <text:p>3.33298</text:p>
          </table:table-cell>
          <table:table-cell office:value-type="float" office:value="3.31075" calcext:value-type="float">
            <text:p>3.31075</text:p>
          </table:table-cell>
          <table:table-cell office:value-type="float" office:value="3.32535" calcext:value-type="float">
            <text:p>3.32535</text:p>
          </table:table-cell>
          <table:table-cell office:value-type="float" office:value="3.33749" calcext:value-type="float">
            <text:p>3.337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33453" calcext:value-type="float">
            <text:p>3.33453</text:p>
          </table:table-cell>
          <table:table-cell office:value-type="float" office:value="3.31432" calcext:value-type="float">
            <text:p>3.31432</text:p>
          </table:table-cell>
          <table:table-cell office:value-type="float" office:value="3.32217" calcext:value-type="float">
            <text:p>3.32217</text:p>
          </table:table-cell>
          <table:table-cell office:value-type="float" office:value="3.34689" calcext:value-type="float">
            <text:p>3.34689</text:p>
          </table:table-cell>
          <table:table-cell office:value-type="float" office:value="3.33973" calcext:value-type="float">
            <text:p>3.33973</text:p>
          </table:table-cell>
          <table:table-cell office:value-type="float" office:value="3.34636" calcext:value-type="float">
            <text:p>3.34636</text:p>
          </table:table-cell>
          <table:table-cell office:value-type="float" office:value="3.3175" calcext:value-type="float">
            <text:p>3.3175</text:p>
          </table:table-cell>
          <table:table-cell office:value-type="float" office:value="3.31533" calcext:value-type="float">
            <text:p>3.31533</text:p>
          </table:table-cell>
          <table:table-cell office:value-type="float" office:value="3.33413" calcext:value-type="float">
            <text:p>3.33413</text:p>
          </table:table-cell>
          <table:table-cell office:value-type="float" office:value="3.3166" calcext:value-type="float">
            <text:p>3.3166</text:p>
          </table:table-cell>
          <table:table-cell office:value-type="float" office:value="3.32291" calcext:value-type="float">
            <text:p>3.32291</text:p>
          </table:table-cell>
          <table:table-cell office:value-type="float" office:value="3.3175" calcext:value-type="float">
            <text:p>3.3175</text:p>
          </table:table-cell>
          <table:table-cell office:value-type="float" office:value="3.32714" calcext:value-type="float">
            <text:p>3.32714</text:p>
          </table:table-cell>
          <table:table-cell office:value-type="float" office:value="3.32198" calcext:value-type="float">
            <text:p>3.32198</text:p>
          </table:table-cell>
          <table:table-cell office:value-type="float" office:value="3.33223" calcext:value-type="float">
            <text:p>3.33223</text:p>
          </table:table-cell>
          <table:table-cell office:value-type="float" office:value="3.3398" calcext:value-type="float">
            <text:p>3.3398</text:p>
          </table:table-cell>
          <table:table-cell office:value-type="float" office:value="3.34959" calcext:value-type="float">
            <text:p>3.34959</text:p>
          </table:table-cell>
          <table:table-cell office:value-type="float" office:value="3.3565" calcext:value-type="float">
            <text:p>3.3565</text:p>
          </table:table-cell>
          <table:table-cell office:value-type="float" office:value="3.33526" calcext:value-type="float">
            <text:p>3.33526</text:p>
          </table:table-cell>
          <table:table-cell office:value-type="float" office:value="3.30745" calcext:value-type="float">
            <text:p>3.307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3308" calcext:value-type="float">
            <text:p>3.3308</text:p>
          </table:table-cell>
          <table:table-cell office:value-type="float" office:value="3.31182" calcext:value-type="float">
            <text:p>3.31182</text:p>
          </table:table-cell>
          <table:table-cell office:value-type="float" office:value="3.3404" calcext:value-type="float">
            <text:p>3.3404</text:p>
          </table:table-cell>
          <table:table-cell office:value-type="float" office:value="3.30104" calcext:value-type="float">
            <text:p>3.30104</text:p>
          </table:table-cell>
          <table:table-cell office:value-type="float" office:value="3.33462" calcext:value-type="float">
            <text:p>3.33462</text:p>
          </table:table-cell>
          <table:table-cell office:value-type="float" office:value="3.3172" calcext:value-type="float">
            <text:p>3.3172</text:p>
          </table:table-cell>
          <table:table-cell office:value-type="float" office:value="3.31643" calcext:value-type="float">
            <text:p>3.31643</text:p>
          </table:table-cell>
          <table:table-cell office:value-type="float" office:value="3.31344" calcext:value-type="float">
            <text:p>3.31344</text:p>
          </table:table-cell>
          <table:table-cell office:value-type="float" office:value="3.32082" calcext:value-type="float">
            <text:p>3.32082</text:p>
          </table:table-cell>
          <table:table-cell office:value-type="float" office:value="3.31314" calcext:value-type="float">
            <text:p>3.31314</text:p>
          </table:table-cell>
          <table:table-cell office:value-type="float" office:value="3.31006" calcext:value-type="float">
            <text:p>3.31006</text:p>
          </table:table-cell>
          <table:table-cell office:value-type="float" office:value="3.30889" calcext:value-type="float">
            <text:p>3.30889</text:p>
          </table:table-cell>
          <table:table-cell office:value-type="float" office:value="3.32715" calcext:value-type="float">
            <text:p>3.32715</text:p>
          </table:table-cell>
          <table:table-cell office:value-type="float" office:value="3.35529" calcext:value-type="float">
            <text:p>3.35529</text:p>
          </table:table-cell>
          <table:table-cell office:value-type="float" office:value="3.30555" calcext:value-type="float">
            <text:p>3.30555</text:p>
          </table:table-cell>
          <table:table-cell office:value-type="float" office:value="3.31656" calcext:value-type="float">
            <text:p>3.31656</text:p>
          </table:table-cell>
          <table:table-cell office:value-type="float" office:value="3.33165" calcext:value-type="float">
            <text:p>3.33165</text:p>
          </table:table-cell>
          <table:table-cell office:value-type="float" office:value="3.31428" calcext:value-type="float">
            <text:p>3.31428</text:p>
          </table:table-cell>
          <table:table-cell office:value-type="float" office:value="3.32863" calcext:value-type="float">
            <text:p>3.32863</text:p>
          </table:table-cell>
          <table:table-cell office:value-type="float" office:value="3.30366" calcext:value-type="float">
            <text:p>3.30366</text:p>
          </table:table-cell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1" table:formula="of:=[.A2]" office:value-type="float" office:value="1" calcext:value-type="float">
            <text:p>1</text:p>
          </table:table-cell>
          <table:table-cell table:formula="of:=AVERAGE([.B2:.U2])" office:value-type="float" office:value="2.3383265" calcext:value-type="float">
            <text:p>2.3383265</text:p>
          </table:table-cell>
          <table:table-cell table:formula="of:=STDEV([.B2:.U2])/2" office:value-type="float" office:value="0.080092779740206" calcext:value-type="float">
            <text:p>0.080092779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3]" office:value-type="float" office:value="2" calcext:value-type="float">
            <text:p>2</text:p>
          </table:table-cell>
          <table:table-cell table:formula="of:=AVERAGE([.B3:.U3])" office:value-type="float" office:value="1.685939" calcext:value-type="float">
            <text:p>1.685939</text:p>
          </table:table-cell>
          <table:table-cell table:formula="of:=STDEV([.B3:.U3])/2" office:value-type="float" office:value="0.0648258300919106" calcext:value-type="float">
            <text:p>0.064825830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4]" office:value-type="float" office:value="4" calcext:value-type="float">
            <text:p>4</text:p>
          </table:table-cell>
          <table:table-cell table:formula="of:=AVERAGE([.B4:.U4])" office:value-type="float" office:value="2.650763" calcext:value-type="float">
            <text:p>2.650763</text:p>
          </table:table-cell>
          <table:table-cell table:formula="of:=STDEV([.B4:.U4])/2" office:value-type="float" office:value="0.0384315242072798" calcext:value-type="float">
            <text:p>0.038431524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5]" office:value-type="float" office:value="8" calcext:value-type="float">
            <text:p>8</text:p>
          </table:table-cell>
          <table:table-cell table:formula="of:=AVERAGE([.B5:.U5])" office:value-type="float" office:value="2.824509" calcext:value-type="float">
            <text:p>2.824509</text:p>
          </table:table-cell>
          <table:table-cell table:formula="of:=STDEV([.B5:.U5])/2" office:value-type="float" office:value="0.0246286235859181" calcext:value-type="float">
            <text:p>0.024628623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6]" office:value-type="float" office:value="16" calcext:value-type="float">
            <text:p>16</text:p>
          </table:table-cell>
          <table:table-cell table:formula="of:=AVERAGE([.B6:.U6])" office:value-type="float" office:value="3.336411" calcext:value-type="float">
            <text:p>3.336411</text:p>
          </table:table-cell>
          <table:table-cell table:formula="of:=STDEV([.B6:.U6])/2" office:value-type="float" office:value="0.00801650745911868" calcext:value-type="float">
            <text:p>0.008016507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7]" office:value-type="float" office:value="24" calcext:value-type="float">
            <text:p>24</text:p>
          </table:table-cell>
          <table:table-cell table:formula="of:=AVERAGE([.B7:.U7])" office:value-type="float" office:value="3.3388605" calcext:value-type="float">
            <text:p>3.3388605</text:p>
          </table:table-cell>
          <table:table-cell table:formula="of:=STDEV([.B7:.U7])/2" office:value-type="float" office:value="0.00686048898729068" calcext:value-type="float">
            <text:p>0.00686048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8]" office:value-type="float" office:value="36" calcext:value-type="float">
            <text:p>36</text:p>
          </table:table-cell>
          <table:table-cell table:formula="of:=AVERAGE([.B8:.U8])" office:value-type="float" office:value="3.335685" calcext:value-type="float">
            <text:p>3.335685</text:p>
          </table:table-cell>
          <table:table-cell table:formula="of:=STDEV([.B8:.U8])/2" office:value-type="float" office:value="0.00772880931457444" calcext:value-type="float">
            <text:p>0.007728809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9]" office:value-type="float" office:value="48" calcext:value-type="float">
            <text:p>48</text:p>
          </table:table-cell>
          <table:table-cell table:formula="of:=AVERAGE([.B9:.U9])" office:value-type="float" office:value="3.329896" calcext:value-type="float">
            <text:p>3.329896</text:p>
          </table:table-cell>
          <table:table-cell table:formula="of:=STDEV([.B9:.U9])/2" office:value-type="float" office:value="0.00683004727578613" calcext:value-type="float">
            <text:p>0.006830047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10]" office:value-type="float" office:value="60" calcext:value-type="float">
            <text:p>60</text:p>
          </table:table-cell>
          <table:table-cell table:formula="of:=AVERAGE([.B10:.U10])" office:value-type="float" office:value="3.3200715" calcext:value-type="float">
            <text:p>3.3200715</text:p>
          </table:table-cell>
          <table:table-cell table:formula="of:=STDEV([.B10:.U10])/2" office:value-type="float" office:value="0.0068185876518374" calcext:value-type="float">
            <text:p>0.0068185877</text:p>
          </table:table-cell>
          <table:table-cell table:number-columns-repeated="16"/>
        </table:table-row>
      </table:table>
      <table:table table:name="kernel 314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4944" calcext:value-type="float">
            <text:p>2.44944</text:p>
          </table:table-cell>
          <table:table-cell office:value-type="float" office:value="2.21464" calcext:value-type="float">
            <text:p>2.21464</text:p>
          </table:table-cell>
          <table:table-cell office:value-type="float" office:value="2.40206" calcext:value-type="float">
            <text:p>2.40206</text:p>
          </table:table-cell>
          <table:table-cell office:value-type="float" office:value="2.40195" calcext:value-type="float">
            <text:p>2.40195</text:p>
          </table:table-cell>
          <table:table-cell office:value-type="float" office:value="2.29484" calcext:value-type="float">
            <text:p>2.29484</text:p>
          </table:table-cell>
          <table:table-cell office:value-type="float" office:value="2.49397" calcext:value-type="float">
            <text:p>2.49397</text:p>
          </table:table-cell>
          <table:table-cell office:value-type="float" office:value="2.38828" calcext:value-type="float">
            <text:p>2.38828</text:p>
          </table:table-cell>
          <table:table-cell office:value-type="float" office:value="2.44605" calcext:value-type="float">
            <text:p>2.44605</text:p>
          </table:table-cell>
          <table:table-cell office:value-type="float" office:value="2.39821" calcext:value-type="float">
            <text:p>2.39821</text:p>
          </table:table-cell>
          <table:table-cell office:value-type="float" office:value="2.39527" calcext:value-type="float">
            <text:p>2.39527</text:p>
          </table:table-cell>
          <table:table-cell office:value-type="float" office:value="2.29054" calcext:value-type="float">
            <text:p>2.29054</text:p>
          </table:table-cell>
          <table:table-cell office:value-type="float" office:value="2.40967" calcext:value-type="float">
            <text:p>2.40967</text:p>
          </table:table-cell>
          <table:table-cell office:value-type="float" office:value="2.34356" calcext:value-type="float">
            <text:p>2.34356</text:p>
          </table:table-cell>
          <table:table-cell office:value-type="float" office:value="2.51683" calcext:value-type="float">
            <text:p>2.51683</text:p>
          </table:table-cell>
          <table:table-cell office:value-type="float" office:value="2.31782" calcext:value-type="float">
            <text:p>2.31782</text:p>
          </table:table-cell>
          <table:table-cell office:value-type="float" office:value="2.49331" calcext:value-type="float">
            <text:p>2.49331</text:p>
          </table:table-cell>
          <table:table-cell office:value-type="float" office:value="2.38538" calcext:value-type="float">
            <text:p>2.38538</text:p>
          </table:table-cell>
          <table:table-cell office:value-type="float" office:value="2.30942" calcext:value-type="float">
            <text:p>2.30942</text:p>
          </table:table-cell>
          <table:table-cell office:value-type="float" office:value="2.31506" calcext:value-type="float">
            <text:p>2.31506</text:p>
          </table:table-cell>
          <table:table-cell office:value-type="float" office:value="2.24379" calcext:value-type="float">
            <text:p>2.24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7526" calcext:value-type="float">
            <text:p>1.77526</text:p>
          </table:table-cell>
          <table:table-cell office:value-type="float" office:value="1.72802" calcext:value-type="float">
            <text:p>1.72802</text:p>
          </table:table-cell>
          <table:table-cell office:value-type="float" office:value="1.65565" calcext:value-type="float">
            <text:p>1.65565</text:p>
          </table:table-cell>
          <table:table-cell office:value-type="float" office:value="1.708" calcext:value-type="float">
            <text:p>1.708</text:p>
          </table:table-cell>
          <table:table-cell office:value-type="float" office:value="1.73254" calcext:value-type="float">
            <text:p>1.73254</text:p>
          </table:table-cell>
          <table:table-cell office:value-type="float" office:value="1.66637" calcext:value-type="float">
            <text:p>1.66637</text:p>
          </table:table-cell>
          <table:table-cell office:value-type="float" office:value="1.71545" calcext:value-type="float">
            <text:p>1.71545</text:p>
          </table:table-cell>
          <table:table-cell office:value-type="float" office:value="1.68749" calcext:value-type="float">
            <text:p>1.68749</text:p>
          </table:table-cell>
          <table:table-cell office:value-type="float" office:value="1.77941" calcext:value-type="float">
            <text:p>1.77941</text:p>
          </table:table-cell>
          <table:table-cell office:value-type="float" office:value="1.78555" calcext:value-type="float">
            <text:p>1.78555</text:p>
          </table:table-cell>
          <table:table-cell office:value-type="float" office:value="1.82647" calcext:value-type="float">
            <text:p>1.82647</text:p>
          </table:table-cell>
          <table:table-cell office:value-type="float" office:value="1.74266" calcext:value-type="float">
            <text:p>1.74266</text:p>
          </table:table-cell>
          <table:table-cell office:value-type="float" office:value="1.6854" calcext:value-type="float">
            <text:p>1.6854</text:p>
          </table:table-cell>
          <table:table-cell office:value-type="float" office:value="1.9149" calcext:value-type="float">
            <text:p>1.9149</text:p>
          </table:table-cell>
          <table:table-cell office:value-type="float" office:value="1.52979" calcext:value-type="float">
            <text:p>1.52979</text:p>
          </table:table-cell>
          <table:table-cell office:value-type="float" office:value="1.82162" calcext:value-type="float">
            <text:p>1.82162</text:p>
          </table:table-cell>
          <table:table-cell office:value-type="float" office:value="1.61513" calcext:value-type="float">
            <text:p>1.61513</text:p>
          </table:table-cell>
          <table:table-cell office:value-type="float" office:value="1.58316" calcext:value-type="float">
            <text:p>1.58316</text:p>
          </table:table-cell>
          <table:table-cell office:value-type="float" office:value="1.69828" calcext:value-type="float">
            <text:p>1.69828</text:p>
          </table:table-cell>
          <table:table-cell office:value-type="float" office:value="1.76781" calcext:value-type="float">
            <text:p>1.76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894" calcext:value-type="float">
            <text:p>2.1894</text:p>
          </table:table-cell>
          <table:table-cell office:value-type="float" office:value="2.25041" calcext:value-type="float">
            <text:p>2.25041</text:p>
          </table:table-cell>
          <table:table-cell office:value-type="float" office:value="2.18028" calcext:value-type="float">
            <text:p>2.18028</text:p>
          </table:table-cell>
          <table:table-cell office:value-type="float" office:value="2.2089" calcext:value-type="float">
            <text:p>2.2089</text:p>
          </table:table-cell>
          <table:table-cell office:value-type="float" office:value="2.26207" calcext:value-type="float">
            <text:p>2.26207</text:p>
          </table:table-cell>
          <table:table-cell office:value-type="float" office:value="2.15294" calcext:value-type="float">
            <text:p>2.15294</text:p>
          </table:table-cell>
          <table:table-cell office:value-type="float" office:value="2.34984" calcext:value-type="float">
            <text:p>2.34984</text:p>
          </table:table-cell>
          <table:table-cell office:value-type="float" office:value="2.17935" calcext:value-type="float">
            <text:p>2.17935</text:p>
          </table:table-cell>
          <table:table-cell office:value-type="float" office:value="2.14563" calcext:value-type="float">
            <text:p>2.14563</text:p>
          </table:table-cell>
          <table:table-cell office:value-type="float" office:value="2.18189" calcext:value-type="float">
            <text:p>2.18189</text:p>
          </table:table-cell>
          <table:table-cell office:value-type="float" office:value="2.28985" calcext:value-type="float">
            <text:p>2.28985</text:p>
          </table:table-cell>
          <table:table-cell office:value-type="float" office:value="2.32603" calcext:value-type="float">
            <text:p>2.32603</text:p>
          </table:table-cell>
          <table:table-cell office:value-type="float" office:value="2.31371" calcext:value-type="float">
            <text:p>2.31371</text:p>
          </table:table-cell>
          <table:table-cell office:value-type="float" office:value="2.36843" calcext:value-type="float">
            <text:p>2.36843</text:p>
          </table:table-cell>
          <table:table-cell office:value-type="float" office:value="2.30504" calcext:value-type="float">
            <text:p>2.30504</text:p>
          </table:table-cell>
          <table:table-cell office:value-type="float" office:value="2.32201" calcext:value-type="float">
            <text:p>2.32201</text:p>
          </table:table-cell>
          <table:table-cell office:value-type="float" office:value="2.31423" calcext:value-type="float">
            <text:p>2.31423</text:p>
          </table:table-cell>
          <table:table-cell office:value-type="float" office:value="2.16189" calcext:value-type="float">
            <text:p>2.16189</text:p>
          </table:table-cell>
          <table:table-cell office:value-type="float" office:value="2.20612" calcext:value-type="float">
            <text:p>2.20612</text:p>
          </table:table-cell>
          <table:table-cell office:value-type="float" office:value="2.18365" calcext:value-type="float">
            <text:p>2.183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977" calcext:value-type="float">
            <text:p>3.0977</text:p>
          </table:table-cell>
          <table:table-cell office:value-type="float" office:value="2.89937" calcext:value-type="float">
            <text:p>2.89937</text:p>
          </table:table-cell>
          <table:table-cell office:value-type="float" office:value="3.1708" calcext:value-type="float">
            <text:p>3.1708</text:p>
          </table:table-cell>
          <table:table-cell office:value-type="float" office:value="3.0731" calcext:value-type="float">
            <text:p>3.0731</text:p>
          </table:table-cell>
          <table:table-cell office:value-type="float" office:value="3.09823" calcext:value-type="float">
            <text:p>3.09823</text:p>
          </table:table-cell>
          <table:table-cell office:value-type="float" office:value="3.17372" calcext:value-type="float">
            <text:p>3.17372</text:p>
          </table:table-cell>
          <table:table-cell office:value-type="float" office:value="3.20966" calcext:value-type="float">
            <text:p>3.20966</text:p>
          </table:table-cell>
          <table:table-cell office:value-type="float" office:value="3.23779" calcext:value-type="float">
            <text:p>3.23779</text:p>
          </table:table-cell>
          <table:table-cell office:value-type="float" office:value="3.21991" calcext:value-type="float">
            <text:p>3.21991</text:p>
          </table:table-cell>
          <table:table-cell office:value-type="float" office:value="3.11396" calcext:value-type="float">
            <text:p>3.11396</text:p>
          </table:table-cell>
          <table:table-cell office:value-type="float" office:value="3.23935" calcext:value-type="float">
            <text:p>3.23935</text:p>
          </table:table-cell>
          <table:table-cell office:value-type="float" office:value="3.24504" calcext:value-type="float">
            <text:p>3.24504</text:p>
          </table:table-cell>
          <table:table-cell office:value-type="float" office:value="3.18332" calcext:value-type="float">
            <text:p>3.18332</text:p>
          </table:table-cell>
          <table:table-cell office:value-type="float" office:value="3.21552" calcext:value-type="float">
            <text:p>3.21552</text:p>
          </table:table-cell>
          <table:table-cell office:value-type="float" office:value="3.11338" calcext:value-type="float">
            <text:p>3.11338</text:p>
          </table:table-cell>
          <table:table-cell office:value-type="float" office:value="3.15837" calcext:value-type="float">
            <text:p>3.15837</text:p>
          </table:table-cell>
          <table:table-cell office:value-type="float" office:value="3.14055" calcext:value-type="float">
            <text:p>3.14055</text:p>
          </table:table-cell>
          <table:table-cell office:value-type="float" office:value="3.23489" calcext:value-type="float">
            <text:p>3.23489</text:p>
          </table:table-cell>
          <table:table-cell office:value-type="float" office:value="2.73664" calcext:value-type="float">
            <text:p>2.73664</text:p>
          </table:table-cell>
          <table:table-cell office:value-type="float" office:value="2.66769" calcext:value-type="float">
            <text:p>2.667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9383" calcext:value-type="float">
            <text:p>3.19383</text:p>
          </table:table-cell>
          <table:table-cell office:value-type="float" office:value="3.19902" calcext:value-type="float">
            <text:p>3.19902</text:p>
          </table:table-cell>
          <table:table-cell office:value-type="float" office:value="3.17787" calcext:value-type="float">
            <text:p>3.17787</text:p>
          </table:table-cell>
          <table:table-cell office:value-type="float" office:value="3.16653" calcext:value-type="float">
            <text:p>3.16653</text:p>
          </table:table-cell>
          <table:table-cell office:value-type="float" office:value="3.20073" calcext:value-type="float">
            <text:p>3.20073</text:p>
          </table:table-cell>
          <table:table-cell office:value-type="float" office:value="3.21172" calcext:value-type="float">
            <text:p>3.21172</text:p>
          </table:table-cell>
          <table:table-cell office:value-type="float" office:value="3.1898" calcext:value-type="float">
            <text:p>3.1898</text:p>
          </table:table-cell>
          <table:table-cell office:value-type="float" office:value="3.18674" calcext:value-type="float">
            <text:p>3.18674</text:p>
          </table:table-cell>
          <table:table-cell office:value-type="float" office:value="3.20584" calcext:value-type="float">
            <text:p>3.20584</text:p>
          </table:table-cell>
          <table:table-cell office:value-type="float" office:value="3.17463" calcext:value-type="float">
            <text:p>3.17463</text:p>
          </table:table-cell>
          <table:table-cell office:value-type="float" office:value="3.22068" calcext:value-type="float">
            <text:p>3.22068</text:p>
          </table:table-cell>
          <table:table-cell office:value-type="float" office:value="3.2105" calcext:value-type="float">
            <text:p>3.2105</text:p>
          </table:table-cell>
          <table:table-cell office:value-type="float" office:value="3.16071" calcext:value-type="float">
            <text:p>3.16071</text:p>
          </table:table-cell>
          <table:table-cell office:value-type="float" office:value="3.18583" calcext:value-type="float">
            <text:p>3.18583</text:p>
          </table:table-cell>
          <table:table-cell office:value-type="float" office:value="3.1936" calcext:value-type="float">
            <text:p>3.1936</text:p>
          </table:table-cell>
          <table:table-cell office:value-type="float" office:value="3.18582" calcext:value-type="float">
            <text:p>3.18582</text:p>
          </table:table-cell>
          <table:table-cell office:value-type="float" office:value="3.20834" calcext:value-type="float">
            <text:p>3.20834</text:p>
          </table:table-cell>
          <table:table-cell office:value-type="float" office:value="3.19428" calcext:value-type="float">
            <text:p>3.19428</text:p>
          </table:table-cell>
          <table:table-cell office:value-type="float" office:value="3.22416" calcext:value-type="float">
            <text:p>3.22416</text:p>
          </table:table-cell>
          <table:table-cell office:value-type="float" office:value="3.20405" calcext:value-type="float">
            <text:p>3.204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1795" calcext:value-type="float">
            <text:p>3.1795</text:p>
          </table:table-cell>
          <table:table-cell office:value-type="float" office:value="3.20933" calcext:value-type="float">
            <text:p>3.20933</text:p>
          </table:table-cell>
          <table:table-cell office:value-type="float" office:value="3.17556" calcext:value-type="float">
            <text:p>3.17556</text:p>
          </table:table-cell>
          <table:table-cell office:value-type="float" office:value="3.1848" calcext:value-type="float">
            <text:p>3.1848</text:p>
          </table:table-cell>
          <table:table-cell office:value-type="float" office:value="3.20275" calcext:value-type="float">
            <text:p>3.20275</text:p>
          </table:table-cell>
          <table:table-cell office:value-type="float" office:value="3.18812" calcext:value-type="float">
            <text:p>3.18812</text:p>
          </table:table-cell>
          <table:table-cell office:value-type="float" office:value="3.21861" calcext:value-type="float">
            <text:p>3.21861</text:p>
          </table:table-cell>
          <table:table-cell office:value-type="float" office:value="3.18245" calcext:value-type="float">
            <text:p>3.18245</text:p>
          </table:table-cell>
          <table:table-cell office:value-type="float" office:value="3.17352" calcext:value-type="float">
            <text:p>3.17352</text:p>
          </table:table-cell>
          <table:table-cell office:value-type="float" office:value="3.22439" calcext:value-type="float">
            <text:p>3.22439</text:p>
          </table:table-cell>
          <table:table-cell office:value-type="float" office:value="3.19012" calcext:value-type="float">
            <text:p>3.19012</text:p>
          </table:table-cell>
          <table:table-cell office:value-type="float" office:value="3.20213" calcext:value-type="float">
            <text:p>3.20213</text:p>
          </table:table-cell>
          <table:table-cell office:value-type="float" office:value="3.18205" calcext:value-type="float">
            <text:p>3.18205</text:p>
          </table:table-cell>
          <table:table-cell office:value-type="float" office:value="3.17782" calcext:value-type="float">
            <text:p>3.17782</text:p>
          </table:table-cell>
          <table:table-cell office:value-type="float" office:value="3.19311" calcext:value-type="float">
            <text:p>3.19311</text:p>
          </table:table-cell>
          <table:table-cell office:value-type="float" office:value="3.20197" calcext:value-type="float">
            <text:p>3.20197</text:p>
          </table:table-cell>
          <table:table-cell office:value-type="float" office:value="3.23646" calcext:value-type="float">
            <text:p>3.23646</text:p>
          </table:table-cell>
          <table:table-cell office:value-type="float" office:value="3.19364" calcext:value-type="float">
            <text:p>3.19364</text:p>
          </table:table-cell>
          <table:table-cell office:value-type="float" office:value="3.20775" calcext:value-type="float">
            <text:p>3.20775</text:p>
          </table:table-cell>
          <table:table-cell office:value-type="float" office:value="3.22635" calcext:value-type="float">
            <text:p>3.226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21305" calcext:value-type="float">
            <text:p>3.21305</text:p>
          </table:table-cell>
          <table:table-cell office:value-type="float" office:value="3.17157" calcext:value-type="float">
            <text:p>3.17157</text:p>
          </table:table-cell>
          <table:table-cell office:value-type="float" office:value="3.20816" calcext:value-type="float">
            <text:p>3.20816</text:p>
          </table:table-cell>
          <table:table-cell office:value-type="float" office:value="3.19677" calcext:value-type="float">
            <text:p>3.19677</text:p>
          </table:table-cell>
          <table:table-cell office:value-type="float" office:value="3.20637" calcext:value-type="float">
            <text:p>3.20637</text:p>
          </table:table-cell>
          <table:table-cell office:value-type="float" office:value="3.20215" calcext:value-type="float">
            <text:p>3.20215</text:p>
          </table:table-cell>
          <table:table-cell office:value-type="float" office:value="3.22161" calcext:value-type="float">
            <text:p>3.22161</text:p>
          </table:table-cell>
          <table:table-cell office:value-type="float" office:value="3.22082" calcext:value-type="float">
            <text:p>3.22082</text:p>
          </table:table-cell>
          <table:table-cell office:value-type="float" office:value="3.18878" calcext:value-type="float">
            <text:p>3.18878</text:p>
          </table:table-cell>
          <table:table-cell office:value-type="float" office:value="3.21012" calcext:value-type="float">
            <text:p>3.21012</text:p>
          </table:table-cell>
          <table:table-cell office:value-type="float" office:value="3.17447" calcext:value-type="float">
            <text:p>3.17447</text:p>
          </table:table-cell>
          <table:table-cell office:value-type="float" office:value="3.20563" calcext:value-type="float">
            <text:p>3.20563</text:p>
          </table:table-cell>
          <table:table-cell office:value-type="float" office:value="3.19004" calcext:value-type="float">
            <text:p>3.19004</text:p>
          </table:table-cell>
          <table:table-cell office:value-type="float" office:value="3.18773" calcext:value-type="float">
            <text:p>3.18773</text:p>
          </table:table-cell>
          <table:table-cell office:value-type="float" office:value="3.19606" calcext:value-type="float">
            <text:p>3.19606</text:p>
          </table:table-cell>
          <table:table-cell office:value-type="float" office:value="3.18005" calcext:value-type="float">
            <text:p>3.18005</text:p>
          </table:table-cell>
          <table:table-cell office:value-type="float" office:value="3.22745" calcext:value-type="float">
            <text:p>3.22745</text:p>
          </table:table-cell>
          <table:table-cell office:value-type="float" office:value="3.20993" calcext:value-type="float">
            <text:p>3.20993</text:p>
          </table:table-cell>
          <table:table-cell office:value-type="float" office:value="3.2154" calcext:value-type="float">
            <text:p>3.2154</text:p>
          </table:table-cell>
          <table:table-cell office:value-type="float" office:value="3.20721" calcext:value-type="float">
            <text:p>3.207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18816" calcext:value-type="float">
            <text:p>3.18816</text:p>
          </table:table-cell>
          <table:table-cell office:value-type="float" office:value="3.17066" calcext:value-type="float">
            <text:p>3.17066</text:p>
          </table:table-cell>
          <table:table-cell office:value-type="float" office:value="3.21499" calcext:value-type="float">
            <text:p>3.21499</text:p>
          </table:table-cell>
          <table:table-cell office:value-type="float" office:value="3.16134" calcext:value-type="float">
            <text:p>3.16134</text:p>
          </table:table-cell>
          <table:table-cell office:value-type="float" office:value="3.22755" calcext:value-type="float">
            <text:p>3.22755</text:p>
          </table:table-cell>
          <table:table-cell office:value-type="float" office:value="3.1772" calcext:value-type="float">
            <text:p>3.1772</text:p>
          </table:table-cell>
          <table:table-cell office:value-type="float" office:value="3.17123" calcext:value-type="float">
            <text:p>3.17123</text:p>
          </table:table-cell>
          <table:table-cell office:value-type="float" office:value="3.21055" calcext:value-type="float">
            <text:p>3.21055</text:p>
          </table:table-cell>
          <table:table-cell office:value-type="float" office:value="3.17778" calcext:value-type="float">
            <text:p>3.17778</text:p>
          </table:table-cell>
          <table:table-cell office:value-type="float" office:value="3.18163" calcext:value-type="float">
            <text:p>3.18163</text:p>
          </table:table-cell>
          <table:table-cell office:value-type="float" office:value="3.21683" calcext:value-type="float">
            <text:p>3.21683</text:p>
          </table:table-cell>
          <table:table-cell office:value-type="float" office:value="3.18842" calcext:value-type="float">
            <text:p>3.18842</text:p>
          </table:table-cell>
          <table:table-cell office:value-type="float" office:value="3.16984" calcext:value-type="float">
            <text:p>3.16984</text:p>
          </table:table-cell>
          <table:table-cell office:value-type="float" office:value="3.21823" calcext:value-type="float">
            <text:p>3.21823</text:p>
          </table:table-cell>
          <table:table-cell office:value-type="float" office:value="3.151" calcext:value-type="float">
            <text:p>3.151</text:p>
          </table:table-cell>
          <table:table-cell office:value-type="float" office:value="3.16134" calcext:value-type="float">
            <text:p>3.16134</text:p>
          </table:table-cell>
          <table:table-cell office:value-type="float" office:value="3.18486" calcext:value-type="float">
            <text:p>3.18486</text:p>
          </table:table-cell>
          <table:table-cell office:value-type="float" office:value="3.20577" calcext:value-type="float">
            <text:p>3.20577</text:p>
          </table:table-cell>
          <table:table-cell office:value-type="float" office:value="3.20383" calcext:value-type="float">
            <text:p>3.20383</text:p>
          </table:table-cell>
          <table:table-cell office:value-type="float" office:value="3.23829" calcext:value-type="float">
            <text:p>3.238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18607" calcext:value-type="float">
            <text:p>3.18607</text:p>
          </table:table-cell>
          <table:table-cell office:value-type="float" office:value="3.24431" calcext:value-type="float">
            <text:p>3.24431</text:p>
          </table:table-cell>
          <table:table-cell office:value-type="float" office:value="3.24643" calcext:value-type="float">
            <text:p>3.24643</text:p>
          </table:table-cell>
          <table:table-cell office:value-type="float" office:value="3.40527" calcext:value-type="float">
            <text:p>3.40527</text:p>
          </table:table-cell>
          <table:table-cell office:value-type="float" office:value="3.35203" calcext:value-type="float">
            <text:p>3.35203</text:p>
          </table:table-cell>
          <table:table-cell office:value-type="float" office:value="3.36234" calcext:value-type="float">
            <text:p>3.36234</text:p>
          </table:table-cell>
          <table:table-cell office:value-type="float" office:value="3.45425" calcext:value-type="float">
            <text:p>3.45425</text:p>
          </table:table-cell>
          <table:table-cell office:value-type="float" office:value="3.4953" calcext:value-type="float">
            <text:p>3.4953</text:p>
          </table:table-cell>
          <table:table-cell office:value-type="float" office:value="3.48417" calcext:value-type="float">
            <text:p>3.48417</text:p>
          </table:table-cell>
          <table:table-cell office:value-type="float" office:value="3.37521" calcext:value-type="float">
            <text:p>3.37521</text:p>
          </table:table-cell>
          <table:table-cell office:value-type="float" office:value="3.4061" calcext:value-type="float">
            <text:p>3.4061</text:p>
          </table:table-cell>
          <table:table-cell office:value-type="float" office:value="3.46482" calcext:value-type="float">
            <text:p>3.46482</text:p>
          </table:table-cell>
          <table:table-cell office:value-type="float" office:value="3.36342" calcext:value-type="float">
            <text:p>3.36342</text:p>
          </table:table-cell>
          <table:table-cell office:value-type="float" office:value="3.72348" calcext:value-type="float">
            <text:p>3.72348</text:p>
          </table:table-cell>
          <table:table-cell office:value-type="float" office:value="3.56752" calcext:value-type="float">
            <text:p>3.56752</text:p>
          </table:table-cell>
          <table:table-cell office:value-type="float" office:value="3.29175" calcext:value-type="float">
            <text:p>3.29175</text:p>
          </table:table-cell>
          <table:table-cell office:value-type="float" office:value="3.46013" calcext:value-type="float">
            <text:p>3.46013</text:p>
          </table:table-cell>
          <table:table-cell office:value-type="float" office:value="3.55174" calcext:value-type="float">
            <text:p>3.55174</text:p>
          </table:table-cell>
          <table:table-cell office:value-type="float" office:value="3.64837" calcext:value-type="float">
            <text:p>3.64837</text:p>
          </table:table-cell>
          <table:table-cell office:value-type="float" office:value="3.15405" calcext:value-type="float">
            <text:p>3.15405</text:p>
          </table:table-cell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1" table:formula="of:=[.A2]" office:value-type="float" office:value="1" calcext:value-type="float">
            <text:p>1</text:p>
          </table:table-cell>
          <table:table-cell table:formula="of:=AVERAGE([.B2:.U2])" office:value-type="float" office:value="2.3755045" calcext:value-type="float">
            <text:p>2.3755045</text:p>
          </table:table-cell>
          <table:table-cell table:formula="of:=STDEV([.B2:.U2])/2" office:value-type="float" office:value="0.0415786355968075" calcext:value-type="float">
            <text:p>0.041578635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3]" office:value-type="float" office:value="2" calcext:value-type="float">
            <text:p>2</text:p>
          </table:table-cell>
          <table:table-cell table:formula="of:=AVERAGE([.B3:.U3])" office:value-type="float" office:value="1.720948" calcext:value-type="float">
            <text:p>1.720948</text:p>
          </table:table-cell>
          <table:table-cell table:formula="of:=STDEV([.B3:.U3])/2" office:value-type="float" office:value="0.0443285802603099" calcext:value-type="float">
            <text:p>0.044328580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4]" office:value-type="float" office:value="4" calcext:value-type="float">
            <text:p>4</text:p>
          </table:table-cell>
          <table:table-cell table:formula="of:=AVERAGE([.B4:.U4])" office:value-type="float" office:value="2.2445835" calcext:value-type="float">
            <text:p>2.2445835</text:p>
          </table:table-cell>
          <table:table-cell table:formula="of:=STDEV([.B4:.U4])/2" office:value-type="float" office:value="0.0365589625873127" calcext:value-type="float">
            <text:p>0.036558962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5]" office:value-type="float" office:value="8" calcext:value-type="float">
            <text:p>8</text:p>
          </table:table-cell>
          <table:table-cell table:formula="of:=AVERAGE([.B5:.U5])" office:value-type="float" office:value="3.1114495" calcext:value-type="float">
            <text:p>3.1114495</text:p>
          </table:table-cell>
          <table:table-cell table:formula="of:=STDEV([.B5:.U5])/2" office:value-type="float" office:value="0.080906444923735" calcext:value-type="float">
            <text:p>0.080906444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6]" office:value-type="float" office:value="16" calcext:value-type="float">
            <text:p>16</text:p>
          </table:table-cell>
          <table:table-cell table:formula="of:=AVERAGE([.B6:.U6])" office:value-type="float" office:value="3.194734" calcext:value-type="float">
            <text:p>3.194734</text:p>
          </table:table-cell>
          <table:table-cell table:formula="of:=STDEV([.B6:.U6])/2" office:value-type="float" office:value="0.00844230674388791" calcext:value-type="float">
            <text:p>0.008442306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7]" office:value-type="float" office:value="24" calcext:value-type="float">
            <text:p>24</text:p>
          </table:table-cell>
          <table:table-cell table:formula="of:=AVERAGE([.B7:.U7])" office:value-type="float" office:value="3.1975215" calcext:value-type="float">
            <text:p>3.1975215</text:p>
          </table:table-cell>
          <table:table-cell table:formula="of:=STDEV([.B7:.U7])/2" office:value-type="float" office:value="0.00917929066101918" calcext:value-type="float">
            <text:p>0.009179290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8]" office:value-type="float" office:value="36" calcext:value-type="float">
            <text:p>36</text:p>
          </table:table-cell>
          <table:table-cell table:formula="of:=AVERAGE([.B8:.U8])" office:value-type="float" office:value="3.2016685" calcext:value-type="float">
            <text:p>3.2016685</text:p>
          </table:table-cell>
          <table:table-cell table:formula="of:=STDEV([.B8:.U8])/2" office:value-type="float" office:value="0.00783202321024327" calcext:value-type="float">
            <text:p>0.007832023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9]" office:value-type="float" office:value="48" calcext:value-type="float">
            <text:p>48</text:p>
          </table:table-cell>
          <table:table-cell table:formula="of:=AVERAGE([.B9:.U9])" office:value-type="float" office:value="3.190975" calcext:value-type="float">
            <text:p>3.190975</text:p>
          </table:table-cell>
          <table:table-cell table:formula="of:=STDEV([.B9:.U9])/2" office:value-type="float" office:value="0.0122681404351614" calcext:value-type="float">
            <text:p>0.012268140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10]" office:value-type="float" office:value="60" calcext:value-type="float">
            <text:p>60</text:p>
          </table:table-cell>
          <table:table-cell table:formula="of:=AVERAGE([.B10:.U10])" office:value-type="float" office:value="3.411838" calcext:value-type="float">
            <text:p>3.411838</text:p>
          </table:table-cell>
          <table:table-cell table:formula="of:=STDEV([.B10:.U10])/2" office:value-type="float" office:value="0.0737237751696368" calcext:value-type="float">
            <text:p>0.0737237752</text:p>
          </table:table-cell>
          <table:table-cell table:number-columns-repeated="16"/>
        </table:table-row>
      </table:table>
      <table:table table:name="kernel 4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9904" calcext:value-type="float">
            <text:p>1.89904</text:p>
          </table:table-cell>
          <table:table-cell office:value-type="float" office:value="2.16174" calcext:value-type="float">
            <text:p>2.16174</text:p>
          </table:table-cell>
          <table:table-cell office:value-type="float" office:value="1.91699" calcext:value-type="float">
            <text:p>1.91699</text:p>
          </table:table-cell>
          <table:table-cell office:value-type="float" office:value="1.91593" calcext:value-type="float">
            <text:p>1.91593</text:p>
          </table:table-cell>
          <table:table-cell office:value-type="float" office:value="1.92771" calcext:value-type="float">
            <text:p>1.92771</text:p>
          </table:table-cell>
          <table:table-cell office:value-type="float" office:value="2.15898" calcext:value-type="float">
            <text:p>2.15898</text:p>
          </table:table-cell>
          <table:table-cell office:value-type="float" office:value="1.98697" calcext:value-type="float">
            <text:p>1.98697</text:p>
          </table:table-cell>
          <table:table-cell office:value-type="float" office:value="2.36951" calcext:value-type="float">
            <text:p>2.36951</text:p>
          </table:table-cell>
          <table:table-cell office:value-type="float" office:value="2.41114" calcext:value-type="float">
            <text:p>2.41114</text:p>
          </table:table-cell>
          <table:table-cell office:value-type="float" office:value="2.09101" calcext:value-type="float">
            <text:p>2.09101</text:p>
          </table:table-cell>
          <table:table-cell office:value-type="float" office:value="2.25497" calcext:value-type="float">
            <text:p>2.25497</text:p>
          </table:table-cell>
          <table:table-cell office:value-type="float" office:value="2.17978" calcext:value-type="float">
            <text:p>2.17978</text:p>
          </table:table-cell>
          <table:table-cell office:value-type="float" office:value="2.28585" calcext:value-type="float">
            <text:p>2.28585</text:p>
          </table:table-cell>
          <table:table-cell office:value-type="float" office:value="2.04774" calcext:value-type="float">
            <text:p>2.04774</text:p>
          </table:table-cell>
          <table:table-cell office:value-type="float" office:value="2.06257" calcext:value-type="float">
            <text:p>2.06257</text:p>
          </table:table-cell>
          <table:table-cell office:value-type="float" office:value="2.32645" calcext:value-type="float">
            <text:p>2.32645</text:p>
          </table:table-cell>
          <table:table-cell office:value-type="float" office:value="2.11553" calcext:value-type="float">
            <text:p>2.11553</text:p>
          </table:table-cell>
          <table:table-cell office:value-type="float" office:value="1.99638" calcext:value-type="float">
            <text:p>1.99638</text:p>
          </table:table-cell>
          <table:table-cell office:value-type="float" office:value="1.94581" calcext:value-type="float">
            <text:p>1.94581</text:p>
          </table:table-cell>
          <table:table-cell office:value-type="float" office:value="2.05428" calcext:value-type="float">
            <text:p>2.05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2789" calcext:value-type="float">
            <text:p>1.62789</text:p>
          </table:table-cell>
          <table:table-cell office:value-type="float" office:value="1.59273" calcext:value-type="float">
            <text:p>1.59273</text:p>
          </table:table-cell>
          <table:table-cell office:value-type="float" office:value="1.6741" calcext:value-type="float">
            <text:p>1.6741</text:p>
          </table:table-cell>
          <table:table-cell office:value-type="float" office:value="1.62656" calcext:value-type="float">
            <text:p>1.62656</text:p>
          </table:table-cell>
          <table:table-cell office:value-type="float" office:value="1.59429" calcext:value-type="float">
            <text:p>1.59429</text:p>
          </table:table-cell>
          <table:table-cell office:value-type="float" office:value="1.628" calcext:value-type="float">
            <text:p>1.628</text:p>
          </table:table-cell>
          <table:table-cell office:value-type="float" office:value="1.622" calcext:value-type="float">
            <text:p>1.622</text:p>
          </table:table-cell>
          <table:table-cell office:value-type="float" office:value="1.58845" calcext:value-type="float">
            <text:p>1.58845</text:p>
          </table:table-cell>
          <table:table-cell office:value-type="float" office:value="1.63702" calcext:value-type="float">
            <text:p>1.63702</text:p>
          </table:table-cell>
          <table:table-cell office:value-type="float" office:value="1.58584" calcext:value-type="float">
            <text:p>1.58584</text:p>
          </table:table-cell>
          <table:table-cell office:value-type="float" office:value="1.66869" calcext:value-type="float">
            <text:p>1.66869</text:p>
          </table:table-cell>
          <table:table-cell office:value-type="float" office:value="1.59703" calcext:value-type="float">
            <text:p>1.59703</text:p>
          </table:table-cell>
          <table:table-cell office:value-type="float" office:value="1.64789" calcext:value-type="float">
            <text:p>1.64789</text:p>
          </table:table-cell>
          <table:table-cell office:value-type="float" office:value="1.90538" calcext:value-type="float">
            <text:p>1.90538</text:p>
          </table:table-cell>
          <table:table-cell office:value-type="float" office:value="1.62447" calcext:value-type="float">
            <text:p>1.62447</text:p>
          </table:table-cell>
          <table:table-cell office:value-type="float" office:value="1.50937" calcext:value-type="float">
            <text:p>1.50937</text:p>
          </table:table-cell>
          <table:table-cell office:value-type="float" office:value="1.51751" calcext:value-type="float">
            <text:p>1.51751</text:p>
          </table:table-cell>
          <table:table-cell office:value-type="float" office:value="1.50314" calcext:value-type="float">
            <text:p>1.50314</text:p>
          </table:table-cell>
          <table:table-cell office:value-type="float" office:value="1.71774" calcext:value-type="float">
            <text:p>1.71774</text:p>
          </table:table-cell>
          <table:table-cell office:value-type="float" office:value="1.7959" calcext:value-type="float">
            <text:p>1.7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946" calcext:value-type="float">
            <text:p>3.1946</text:p>
          </table:table-cell>
          <table:table-cell office:value-type="float" office:value="3.1756" calcext:value-type="float">
            <text:p>3.1756</text:p>
          </table:table-cell>
          <table:table-cell office:value-type="float" office:value="3.17319" calcext:value-type="float">
            <text:p>3.17319</text:p>
          </table:table-cell>
          <table:table-cell office:value-type="float" office:value="3.17368" calcext:value-type="float">
            <text:p>3.17368</text:p>
          </table:table-cell>
          <table:table-cell office:value-type="float" office:value="3.17827" calcext:value-type="float">
            <text:p>3.17827</text:p>
          </table:table-cell>
          <table:table-cell office:value-type="float" office:value="3.19516" calcext:value-type="float">
            <text:p>3.19516</text:p>
          </table:table-cell>
          <table:table-cell office:value-type="float" office:value="3.19179" calcext:value-type="float">
            <text:p>3.19179</text:p>
          </table:table-cell>
          <table:table-cell office:value-type="float" office:value="3.18672" calcext:value-type="float">
            <text:p>3.18672</text:p>
          </table:table-cell>
          <table:table-cell office:value-type="float" office:value="3.19251" calcext:value-type="float">
            <text:p>3.19251</text:p>
          </table:table-cell>
          <table:table-cell office:value-type="float" office:value="3.13662" calcext:value-type="float">
            <text:p>3.13662</text:p>
          </table:table-cell>
          <table:table-cell office:value-type="float" office:value="3.1589" calcext:value-type="float">
            <text:p>3.1589</text:p>
          </table:table-cell>
          <table:table-cell office:value-type="float" office:value="3.13973" calcext:value-type="float">
            <text:p>3.13973</text:p>
          </table:table-cell>
          <table:table-cell office:value-type="float" office:value="3.14121" calcext:value-type="float">
            <text:p>3.14121</text:p>
          </table:table-cell>
          <table:table-cell office:value-type="float" office:value="3.14669" calcext:value-type="float">
            <text:p>3.14669</text:p>
          </table:table-cell>
          <table:table-cell office:value-type="float" office:value="3.13663" calcext:value-type="float">
            <text:p>3.13663</text:p>
          </table:table-cell>
          <table:table-cell office:value-type="float" office:value="3.12334" calcext:value-type="float">
            <text:p>3.12334</text:p>
          </table:table-cell>
          <table:table-cell office:value-type="float" office:value="3.16649" calcext:value-type="float">
            <text:p>3.16649</text:p>
          </table:table-cell>
          <table:table-cell office:value-type="float" office:value="3.19298" calcext:value-type="float">
            <text:p>3.19298</text:p>
          </table:table-cell>
          <table:table-cell office:value-type="float" office:value="3.10455" calcext:value-type="float">
            <text:p>3.10455</text:p>
          </table:table-cell>
          <table:table-cell office:value-type="float" office:value="3.03295" calcext:value-type="float">
            <text:p>3.03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9834" calcext:value-type="float">
            <text:p>3.19834</text:p>
          </table:table-cell>
          <table:table-cell office:value-type="float" office:value="3.32508" calcext:value-type="float">
            <text:p>3.32508</text:p>
          </table:table-cell>
          <table:table-cell office:value-type="float" office:value="3.31919" calcext:value-type="float">
            <text:p>3.31919</text:p>
          </table:table-cell>
          <table:table-cell office:value-type="float" office:value="3.3085" calcext:value-type="float">
            <text:p>3.3085</text:p>
          </table:table-cell>
          <table:table-cell office:value-type="float" office:value="3.36643" calcext:value-type="float">
            <text:p>3.36643</text:p>
          </table:table-cell>
          <table:table-cell office:value-type="float" office:value="3.36877" calcext:value-type="float">
            <text:p>3.36877</text:p>
          </table:table-cell>
          <table:table-cell office:value-type="float" office:value="3.23761" calcext:value-type="float">
            <text:p>3.23761</text:p>
          </table:table-cell>
          <table:table-cell office:value-type="float" office:value="3.3083" calcext:value-type="float">
            <text:p>3.3083</text:p>
          </table:table-cell>
          <table:table-cell office:value-type="float" office:value="3.35869" calcext:value-type="float">
            <text:p>3.35869</text:p>
          </table:table-cell>
          <table:table-cell office:value-type="float" office:value="3.25234" calcext:value-type="float">
            <text:p>3.25234</text:p>
          </table:table-cell>
          <table:table-cell office:value-type="float" office:value="3.34902" calcext:value-type="float">
            <text:p>3.34902</text:p>
          </table:table-cell>
          <table:table-cell office:value-type="float" office:value="3.28516" calcext:value-type="float">
            <text:p>3.28516</text:p>
          </table:table-cell>
          <table:table-cell office:value-type="float" office:value="3.3373" calcext:value-type="float">
            <text:p>3.3373</text:p>
          </table:table-cell>
          <table:table-cell office:value-type="float" office:value="3.27377" calcext:value-type="float">
            <text:p>3.27377</text:p>
          </table:table-cell>
          <table:table-cell office:value-type="float" office:value="3.29005" calcext:value-type="float">
            <text:p>3.29005</text:p>
          </table:table-cell>
          <table:table-cell office:value-type="float" office:value="3.27268" calcext:value-type="float">
            <text:p>3.27268</text:p>
          </table:table-cell>
          <table:table-cell office:value-type="float" office:value="3.32938" calcext:value-type="float">
            <text:p>3.32938</text:p>
          </table:table-cell>
          <table:table-cell office:value-type="float" office:value="3.23467" calcext:value-type="float">
            <text:p>3.23467</text:p>
          </table:table-cell>
          <table:table-cell office:value-type="float" office:value="3.2825" calcext:value-type="float">
            <text:p>3.2825</text:p>
          </table:table-cell>
          <table:table-cell office:value-type="float" office:value="3.27867" calcext:value-type="float">
            <text:p>3.278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0931" calcext:value-type="float">
            <text:p>3.90931</text:p>
          </table:table-cell>
          <table:table-cell office:value-type="float" office:value="3.90963" calcext:value-type="float">
            <text:p>3.90963</text:p>
          </table:table-cell>
          <table:table-cell office:value-type="float" office:value="3.88535" calcext:value-type="float">
            <text:p>3.88535</text:p>
          </table:table-cell>
          <table:table-cell office:value-type="float" office:value="3.90472" calcext:value-type="float">
            <text:p>3.90472</text:p>
          </table:table-cell>
          <table:table-cell office:value-type="float" office:value="3.89215" calcext:value-type="float">
            <text:p>3.89215</text:p>
          </table:table-cell>
          <table:table-cell office:value-type="float" office:value="3.9157" calcext:value-type="float">
            <text:p>3.9157</text:p>
          </table:table-cell>
          <table:table-cell office:value-type="float" office:value="3.86542" calcext:value-type="float">
            <text:p>3.86542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3.90152" calcext:value-type="float">
            <text:p>3.90152</text:p>
          </table:table-cell>
          <table:table-cell office:value-type="float" office:value="3.91608" calcext:value-type="float">
            <text:p>3.91608</text:p>
          </table:table-cell>
          <table:table-cell office:value-type="float" office:value="3.8783" calcext:value-type="float">
            <text:p>3.8783</text:p>
          </table:table-cell>
          <table:table-cell office:value-type="float" office:value="3.9187" calcext:value-type="float">
            <text:p>3.9187</text:p>
          </table:table-cell>
          <table:table-cell office:value-type="float" office:value="3.91959" calcext:value-type="float">
            <text:p>3.91959</text:p>
          </table:table-cell>
          <table:table-cell office:value-type="float" office:value="3.89746" calcext:value-type="float">
            <text:p>3.89746</text:p>
          </table:table-cell>
          <table:table-cell office:value-type="float" office:value="3.89242" calcext:value-type="float">
            <text:p>3.89242</text:p>
          </table:table-cell>
          <table:table-cell office:value-type="float" office:value="3.912" calcext:value-type="float">
            <text:p>3.912</text:p>
          </table:table-cell>
          <table:table-cell office:value-type="float" office:value="3.89358" calcext:value-type="float">
            <text:p>3.89358</text:p>
          </table:table-cell>
          <table:table-cell office:value-type="float" office:value="3.8821" calcext:value-type="float">
            <text:p>3.8821</text:p>
          </table:table-cell>
          <table:table-cell office:value-type="float" office:value="3.88037" calcext:value-type="float">
            <text:p>3.88037</text:p>
          </table:table-cell>
          <table:table-cell office:value-type="float" office:value="3.92798" calcext:value-type="float">
            <text:p>3.927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88787" calcext:value-type="float">
            <text:p>3.88787</text:p>
          </table:table-cell>
          <table:table-cell office:value-type="float" office:value="3.89768" calcext:value-type="float">
            <text:p>3.89768</text:p>
          </table:table-cell>
          <table:table-cell office:value-type="float" office:value="3.88988" calcext:value-type="float">
            <text:p>3.88988</text:p>
          </table:table-cell>
          <table:table-cell office:value-type="float" office:value="3.88701" calcext:value-type="float">
            <text:p>3.88701</text:p>
          </table:table-cell>
          <table:table-cell office:value-type="float" office:value="3.86238" calcext:value-type="float">
            <text:p>3.86238</text:p>
          </table:table-cell>
          <table:table-cell office:value-type="float" office:value="3.87353" calcext:value-type="float">
            <text:p>3.87353</text:p>
          </table:table-cell>
          <table:table-cell office:value-type="float" office:value="3.91427" calcext:value-type="float">
            <text:p>3.91427</text:p>
          </table:table-cell>
          <table:table-cell office:value-type="float" office:value="3.85749" calcext:value-type="float">
            <text:p>3.85749</text:p>
          </table:table-cell>
          <table:table-cell office:value-type="float" office:value="3.92146" calcext:value-type="float">
            <text:p>3.92146</text:p>
          </table:table-cell>
          <table:table-cell office:value-type="float" office:value="3.8574" calcext:value-type="float">
            <text:p>3.8574</text:p>
          </table:table-cell>
          <table:table-cell office:value-type="float" office:value="3.90172" calcext:value-type="float">
            <text:p>3.90172</text:p>
          </table:table-cell>
          <table:table-cell office:value-type="float" office:value="3.90577" calcext:value-type="float">
            <text:p>3.90577</text:p>
          </table:table-cell>
          <table:table-cell office:value-type="float" office:value="3.88263" calcext:value-type="float">
            <text:p>3.88263</text:p>
          </table:table-cell>
          <table:table-cell office:value-type="float" office:value="3.87745" calcext:value-type="float">
            <text:p>3.87745</text:p>
          </table:table-cell>
          <table:table-cell office:value-type="float" office:value="3.88879" calcext:value-type="float">
            <text:p>3.88879</text:p>
          </table:table-cell>
          <table:table-cell office:value-type="float" office:value="3.85526" calcext:value-type="float">
            <text:p>3.85526</text:p>
          </table:table-cell>
          <table:table-cell office:value-type="float" office:value="3.8971" calcext:value-type="float">
            <text:p>3.8971</text:p>
          </table:table-cell>
          <table:table-cell office:value-type="float" office:value="3.86951" calcext:value-type="float">
            <text:p>3.86951</text:p>
          </table:table-cell>
          <table:table-cell office:value-type="float" office:value="3.90257" calcext:value-type="float">
            <text:p>3.90257</text:p>
          </table:table-cell>
          <table:table-cell office:value-type="float" office:value="3.92019" calcext:value-type="float">
            <text:p>3.920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87919" calcext:value-type="float">
            <text:p>3.87919</text:p>
          </table:table-cell>
          <table:table-cell office:value-type="float" office:value="3.87087" calcext:value-type="float">
            <text:p>3.87087</text:p>
          </table:table-cell>
          <table:table-cell office:value-type="float" office:value="3.88967" calcext:value-type="float">
            <text:p>3.88967</text:p>
          </table:table-cell>
          <table:table-cell office:value-type="float" office:value="3.85455" calcext:value-type="float">
            <text:p>3.85455</text:p>
          </table:table-cell>
          <table:table-cell office:value-type="float" office:value="3.89233" calcext:value-type="float">
            <text:p>3.89233</text:p>
          </table:table-cell>
          <table:table-cell office:value-type="float" office:value="3.88539" calcext:value-type="float">
            <text:p>3.88539</text:p>
          </table:table-cell>
          <table:table-cell office:value-type="float" office:value="3.88055" calcext:value-type="float">
            <text:p>3.88055</text:p>
          </table:table-cell>
          <table:table-cell office:value-type="float" office:value="3.91678" calcext:value-type="float">
            <text:p>3.91678</text:p>
          </table:table-cell>
          <table:table-cell office:value-type="float" office:value="3.89818" calcext:value-type="float">
            <text:p>3.89818</text:p>
          </table:table-cell>
          <table:table-cell office:value-type="float" office:value="3.83294" calcext:value-type="float">
            <text:p>3.83294</text:p>
          </table:table-cell>
          <table:table-cell office:value-type="float" office:value="3.87059" calcext:value-type="float">
            <text:p>3.87059</text:p>
          </table:table-cell>
          <table:table-cell office:value-type="float" office:value="3.89325" calcext:value-type="float">
            <text:p>3.89325</text:p>
          </table:table-cell>
          <table:table-cell office:value-type="float" office:value="3.88206" calcext:value-type="float">
            <text:p>3.88206</text:p>
          </table:table-cell>
          <table:table-cell office:value-type="float" office:value="3.87105" calcext:value-type="float">
            <text:p>3.87105</text:p>
          </table:table-cell>
          <table:table-cell office:value-type="float" office:value="3.88269" calcext:value-type="float">
            <text:p>3.88269</text:p>
          </table:table-cell>
          <table:table-cell office:value-type="float" office:value="3.86258" calcext:value-type="float">
            <text:p>3.86258</text:p>
          </table:table-cell>
          <table:table-cell office:value-type="float" office:value="3.86913" calcext:value-type="float">
            <text:p>3.86913</text:p>
          </table:table-cell>
          <table:table-cell office:value-type="float" office:value="3.87481" calcext:value-type="float">
            <text:p>3.87481</text:p>
          </table:table-cell>
          <table:table-cell office:value-type="float" office:value="3.84525" calcext:value-type="float">
            <text:p>3.84525</text:p>
          </table:table-cell>
          <table:table-cell office:value-type="float" office:value="3.88442" calcext:value-type="float">
            <text:p>3.884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5039" calcext:value-type="float">
            <text:p>3.85039</text:p>
          </table:table-cell>
          <table:table-cell office:value-type="float" office:value="3.87198" calcext:value-type="float">
            <text:p>3.87198</text:p>
          </table:table-cell>
          <table:table-cell office:value-type="float" office:value="3.89499" calcext:value-type="float">
            <text:p>3.89499</text:p>
          </table:table-cell>
          <table:table-cell office:value-type="float" office:value="3.90758" calcext:value-type="float">
            <text:p>3.90758</text:p>
          </table:table-cell>
          <table:table-cell office:value-type="float" office:value="3.85926" calcext:value-type="float">
            <text:p>3.85926</text:p>
          </table:table-cell>
          <table:table-cell office:value-type="float" office:value="3.89901" calcext:value-type="float">
            <text:p>3.89901</text:p>
          </table:table-cell>
          <table:table-cell office:value-type="float" office:value="3.83195" calcext:value-type="float">
            <text:p>3.83195</text:p>
          </table:table-cell>
          <table:table-cell office:value-type="float" office:value="3.89155" calcext:value-type="float">
            <text:p>3.89155</text:p>
          </table:table-cell>
          <table:table-cell office:value-type="float" office:value="3.85935" calcext:value-type="float">
            <text:p>3.85935</text:p>
          </table:table-cell>
          <table:table-cell office:value-type="float" office:value="3.86761" calcext:value-type="float">
            <text:p>3.86761</text:p>
          </table:table-cell>
          <table:table-cell office:value-type="float" office:value="3.84542" calcext:value-type="float">
            <text:p>3.84542</text:p>
          </table:table-cell>
          <table:table-cell office:value-type="float" office:value="3.86927" calcext:value-type="float">
            <text:p>3.86927</text:p>
          </table:table-cell>
          <table:table-cell office:value-type="float" office:value="3.88197" calcext:value-type="float">
            <text:p>3.88197</text:p>
          </table:table-cell>
          <table:table-cell office:value-type="float" office:value="3.89936" calcext:value-type="float">
            <text:p>3.89936</text:p>
          </table:table-cell>
          <table:table-cell office:value-type="float" office:value="3.88221" calcext:value-type="float">
            <text:p>3.88221</text:p>
          </table:table-cell>
          <table:table-cell office:value-type="float" office:value="3.88232" calcext:value-type="float">
            <text:p>3.88232</text:p>
          </table:table-cell>
          <table:table-cell office:value-type="float" office:value="3.90542" calcext:value-type="float">
            <text:p>3.90542</text:p>
          </table:table-cell>
          <table:table-cell office:value-type="float" office:value="3.85118" calcext:value-type="float">
            <text:p>3.85118</text:p>
          </table:table-cell>
          <table:table-cell office:value-type="float" office:value="3.886" calcext:value-type="float">
            <text:p>3.886</text:p>
          </table:table-cell>
          <table:table-cell office:value-type="float" office:value="3.83625" calcext:value-type="float">
            <text:p>3.836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87477" calcext:value-type="float">
            <text:p>3.87477</text:p>
          </table:table-cell>
          <table:table-cell office:value-type="float" office:value="3.91728" calcext:value-type="float">
            <text:p>3.91728</text:p>
          </table:table-cell>
          <table:table-cell office:value-type="float" office:value="3.83281" calcext:value-type="float">
            <text:p>3.83281</text:p>
          </table:table-cell>
          <table:table-cell office:value-type="float" office:value="3.87066" calcext:value-type="float">
            <text:p>3.87066</text:p>
          </table:table-cell>
          <table:table-cell office:value-type="float" office:value="3.86607" calcext:value-type="float">
            <text:p>3.86607</text:p>
          </table:table-cell>
          <table:table-cell office:value-type="float" office:value="3.82112" calcext:value-type="float">
            <text:p>3.82112</text:p>
          </table:table-cell>
          <table:table-cell office:value-type="float" office:value="3.85136" calcext:value-type="float">
            <text:p>3.85136</text:p>
          </table:table-cell>
          <table:table-cell office:value-type="float" office:value="3.97781" calcext:value-type="float">
            <text:p>3.97781</text:p>
          </table:table-cell>
          <table:table-cell office:value-type="float" office:value="3.86336" calcext:value-type="float">
            <text:p>3.86336</text:p>
          </table:table-cell>
          <table:table-cell office:value-type="float" office:value="3.85369" calcext:value-type="float">
            <text:p>3.85369</text:p>
          </table:table-cell>
          <table:table-cell office:value-type="float" office:value="3.87351" calcext:value-type="float">
            <text:p>3.87351</text:p>
          </table:table-cell>
          <table:table-cell office:value-type="float" office:value="3.88217" calcext:value-type="float">
            <text:p>3.88217</text:p>
          </table:table-cell>
          <table:table-cell office:value-type="float" office:value="3.90438" calcext:value-type="float">
            <text:p>3.90438</text:p>
          </table:table-cell>
          <table:table-cell office:value-type="float" office:value="4.02528" calcext:value-type="float">
            <text:p>4.02528</text:p>
          </table:table-cell>
          <table:table-cell office:value-type="float" office:value="4.06898" calcext:value-type="float">
            <text:p>4.06898</text:p>
          </table:table-cell>
          <table:table-cell office:value-type="float" office:value="4.06762" calcext:value-type="float">
            <text:p>4.06762</text:p>
          </table:table-cell>
          <table:table-cell office:value-type="float" office:value="3.87099" calcext:value-type="float">
            <text:p>3.87099</text:p>
          </table:table-cell>
          <table:table-cell office:value-type="float" office:value="3.84422" calcext:value-type="float">
            <text:p>3.84422</text:p>
          </table:table-cell>
          <table:table-cell office:value-type="float" office:value="3.89121" calcext:value-type="float">
            <text:p>3.89121</text:p>
          </table:table-cell>
          <table:table-cell office:value-type="float" office:value="3.87664" calcext:value-type="float">
            <text:p>3.87664</text:p>
          </table:table-cell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1" table:formula="of:=[.A2]" office:value-type="float" office:value="1" calcext:value-type="float">
            <text:p>1</text:p>
          </table:table-cell>
          <table:table-cell table:formula="of:=AVERAGE([.B2:.U2])" office:value-type="float" office:value="2.105419" calcext:value-type="float">
            <text:p>2.105419</text:p>
          </table:table-cell>
          <table:table-cell table:formula="of:=STDEV([.B2:.U2])/2" office:value-type="float" office:value="0.0797712465329523" calcext:value-type="float">
            <text:p>0.079771246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3]" office:value-type="float" office:value="2" calcext:value-type="float">
            <text:p>2</text:p>
          </table:table-cell>
          <table:table-cell table:formula="of:=AVERAGE([.B3:.U3])" office:value-type="float" office:value="1.6332" calcext:value-type="float">
            <text:p>1.6332</text:p>
          </table:table-cell>
          <table:table-cell table:formula="of:=STDEV([.B3:.U3])/2" office:value-type="float" office:value="0.0466655555663467" calcext:value-type="float">
            <text:p>0.046665555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4]" office:value-type="float" office:value="4" calcext:value-type="float">
            <text:p>4</text:p>
          </table:table-cell>
          <table:table-cell table:formula="of:=AVERAGE([.B4:.U4])" office:value-type="float" office:value="3.1570805" calcext:value-type="float">
            <text:p>3.1570805</text:p>
          </table:table-cell>
          <table:table-cell table:formula="of:=STDEV([.B4:.U4])/2" office:value-type="float" office:value="0.0197710232860193" calcext:value-type="float">
            <text:p>0.019771023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5]" office:value-type="float" office:value="8" calcext:value-type="float">
            <text:p>8</text:p>
          </table:table-cell>
          <table:table-cell table:formula="of:=AVERAGE([.B5:.U5])" office:value-type="float" office:value="3.2988225" calcext:value-type="float">
            <text:p>3.2988225</text:p>
          </table:table-cell>
          <table:table-cell table:formula="of:=STDEV([.B5:.U5])/2" office:value-type="float" office:value="0.0234061607878983" calcext:value-type="float">
            <text:p>0.023406160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6]" office:value-type="float" office:value="16" calcext:value-type="float">
            <text:p>16</text:p>
          </table:table-cell>
          <table:table-cell table:formula="of:=AVERAGE([.B6:.U6])" office:value-type="float" office:value="3.9000185" calcext:value-type="float">
            <text:p>3.9000185</text:p>
          </table:table-cell>
          <table:table-cell table:formula="of:=STDEV([.B6:.U6])/2" office:value-type="float" office:value="0.00821360605385324" calcext:value-type="float">
            <text:p>0.008213606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7]" office:value-type="float" office:value="24" calcext:value-type="float">
            <text:p>24</text:p>
          </table:table-cell>
          <table:table-cell table:formula="of:=AVERAGE([.B7:.U7])" office:value-type="float" office:value="3.887498" calcext:value-type="float">
            <text:p>3.887498</text:p>
          </table:table-cell>
          <table:table-cell table:formula="of:=STDEV([.B7:.U7])/2" office:value-type="float" office:value="0.010276261044399" calcext:value-type="float">
            <text:p>0.01027626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8]" office:value-type="float" office:value="36" calcext:value-type="float">
            <text:p>36</text:p>
          </table:table-cell>
          <table:table-cell table:formula="of:=AVERAGE([.B8:.U8])" office:value-type="float" office:value="3.876814" calcext:value-type="float">
            <text:p>3.876814</text:p>
          </table:table-cell>
          <table:table-cell table:formula="of:=STDEV([.B8:.U8])/2" office:value-type="float" office:value="0.00941224110568675" calcext:value-type="float">
            <text:p>0.009412241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9]" office:value-type="float" office:value="48" calcext:value-type="float">
            <text:p>48</text:p>
          </table:table-cell>
          <table:table-cell table:formula="of:=AVERAGE([.B9:.U9])" office:value-type="float" office:value="3.8736535" calcext:value-type="float">
            <text:p>3.8736535</text:p>
          </table:table-cell>
          <table:table-cell table:formula="of:=STDEV([.B9:.U9])/2" office:value-type="float" office:value="0.0115058524324523" calcext:value-type="float">
            <text:p>0.011505852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10]" office:value-type="float" office:value="60" calcext:value-type="float">
            <text:p>60</text:p>
          </table:table-cell>
          <table:table-cell table:formula="of:=AVERAGE([.B10:.U10])" office:value-type="float" office:value="3.9016965" calcext:value-type="float">
            <text:p>3.9016965</text:p>
          </table:table-cell>
          <table:table-cell table:formula="of:=STDEV([.B10:.U10])/2" office:value-type="float" office:value="0.0369020949082626" calcext:value-type="float">
            <text:p>0.0369020949</text:p>
          </table:table-cell>
          <table:table-cell table:number-columns-repeated="16"/>
        </table:table-row>
      </table:table>
      <table:table table:name="summary" table:style-name="ta1">
        <table:shapes>
          <draw:frame draw:z-index="0" draw:style-name="gr1" svg:width="7in" svg:height="4in" svg:x="0.5815in" svg:y="2.7858in">
            <draw:object draw:notify-on-update-of-ranges="summary.C5:summary.C13 summary.D4:summary.D4 summary.D5:summary.D13 summary.E4:summary.E4 summary.E5:summary.E13 summary.F4:summary.F4 summary.F5:summary.F13 summary.G4:summary.G4 summary.G5:summary.G13 summary.H4:summary.H4 summary.H5:summary.H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in" svg:height="4in" svg:x="7.7957in" svg:y="2.7661in">
            <draw:object draw:notify-on-update-of-ranges="summary.C5:summary.C13 summary.D4:summary.D4 summary.D5:summary.D13 summary.E4:summary.E4 summary.E5:summary.E13 summary.F4:summary.F4 summary.F5:summary.F13 summary.G4:summary.G4 summary.G5:summary.G13 summary.H4:summary.H4 summary.H5:summary.H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2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Kernel 3.2</text:p>
          </table:table-cell>
          <table:table-cell office:value-type="string" calcext:value-type="string">
            <text:p>Kernel 3.10</text:p>
          </table:table-cell>
          <table:table-cell office:value-type="string" calcext:value-type="string">
            <text:p>Kernel 3.12</text:p>
          </table:table-cell>
          <table:table-cell office:value-type="string" calcext:value-type="string">
            <text:p>Kernel 3.14</text:p>
          </table:table-cell>
          <table:table-cell office:value-type="string" calcext:value-type="string">
            <text:p>Kernel 4.0.4</text:p>
          </table:table-cell>
          <table:table-cell office:value-type="string" calcext:value-type="string">
            <text:p>Std 32</text:p>
          </table:table-cell>
          <table:table-cell office:value-type="string" calcext:value-type="string">
            <text:p>Std 310</text:p>
          </table:table-cell>
          <table:table-cell office:value-type="string" calcext:value-type="string">
            <text:p>Std 312</text:p>
          </table:table-cell>
          <table:table-cell office:value-type="string" calcext:value-type="string">
            <text:p>Strd 314</text:p>
          </table:table-cell>
          <table:table-cell office:value-type="string" calcext:value-type="string">
            <text:p>Std 4</text:p>
          </table:table-cell>
        </table:table-row>
        <table:table-row table:style-name="ro1">
          <table:table-cell table:number-columns-repeated="2"/>
          <table:table-cell table:formula="of:=['kernel 32'.C15]" office:value-type="float" office:value="1" calcext:value-type="float">
            <text:p>1</text:p>
          </table:table-cell>
          <table:table-cell table:formula="of:=['kernel 32'.D15]" office:value-type="float" office:value="1.8065135" calcext:value-type="float">
            <text:p>1.8065135</text:p>
          </table:table-cell>
          <table:table-cell table:formula="of:=['kernel 310'.D15]" office:value-type="float" office:value="2.3968045" calcext:value-type="float">
            <text:p>2.3968045</text:p>
          </table:table-cell>
          <table:table-cell table:formula="of:=['kernel 312'.D15]" office:value-type="float" office:value="2.3383265" calcext:value-type="float">
            <text:p>2.3383265</text:p>
          </table:table-cell>
          <table:table-cell table:formula="of:=['kernel 314'.D15]" office:value-type="float" office:value="2.3755045" calcext:value-type="float">
            <text:p>2.3755045</text:p>
          </table:table-cell>
          <table:table-cell table:formula="of:=['kernel 4'.D15]" office:value-type="float" office:value="2.105419" calcext:value-type="float">
            <text:p>2.105419</text:p>
          </table:table-cell>
          <table:table-cell table:formula="of:=['kernel 32'.E15]" office:value-type="float" office:value="0.056620409893546" calcext:value-type="float">
            <text:p>0.0566204099</text:p>
          </table:table-cell>
          <table:table-cell table:formula="of:=['kernel 310'.E15]" office:value-type="float" office:value="0.0532706945326119" calcext:value-type="float">
            <text:p>0.0532706945</text:p>
          </table:table-cell>
          <table:table-cell table:formula="of:=['kernel 312'.E15]" office:value-type="float" office:value="0.080092779740206" calcext:value-type="float">
            <text:p>0.0800927797</text:p>
          </table:table-cell>
          <table:table-cell table:formula="of:=['kernel 314'.E15]" office:value-type="float" office:value="0.0415786355968075" calcext:value-type="float">
            <text:p>0.0415786356</text:p>
          </table:table-cell>
          <table:table-cell table:formula="of:=['kernel 4'.E15]" office:value-type="float" office:value="0.0797712465329523" calcext:value-type="float">
            <text:p>0.0797712465</text:p>
          </table:table-cell>
        </table:table-row>
        <table:table-row table:style-name="ro1">
          <table:table-cell table:number-columns-repeated="2"/>
          <table:table-cell table:formula="of:=['kernel 32'.C16]" office:value-type="float" office:value="2" calcext:value-type="float">
            <text:p>2</text:p>
          </table:table-cell>
          <table:table-cell table:formula="of:=['kernel 32'.D16]" office:value-type="float" office:value="1.3042725" calcext:value-type="float">
            <text:p>1.3042725</text:p>
          </table:table-cell>
          <table:table-cell table:formula="of:=['kernel 310'.D16]" office:value-type="float" office:value="1.645506" calcext:value-type="float">
            <text:p>1.645506</text:p>
          </table:table-cell>
          <table:table-cell table:formula="of:=['kernel 312'.D16]" office:value-type="float" office:value="1.685939" calcext:value-type="float">
            <text:p>1.685939</text:p>
          </table:table-cell>
          <table:table-cell table:formula="of:=['kernel 314'.D16]" office:value-type="float" office:value="1.720948" calcext:value-type="float">
            <text:p>1.720948</text:p>
          </table:table-cell>
          <table:table-cell table:formula="of:=['kernel 4'.D16]" office:value-type="float" office:value="1.6332" calcext:value-type="float">
            <text:p>1.6332</text:p>
          </table:table-cell>
          <table:table-cell table:formula="of:=['kernel 32'.E16]" office:value-type="float" office:value="0.0068055971304972" calcext:value-type="float">
            <text:p>0.0068055971</text:p>
          </table:table-cell>
          <table:table-cell table:formula="of:=['kernel 310'.E16]" office:value-type="float" office:value="0.0135392604944599" calcext:value-type="float">
            <text:p>0.0135392605</text:p>
          </table:table-cell>
          <table:table-cell table:formula="of:=['kernel 312'.E16]" office:value-type="float" office:value="0.0648258300919106" calcext:value-type="float">
            <text:p>0.0648258301</text:p>
          </table:table-cell>
          <table:table-cell table:formula="of:=['kernel 314'.E16]" office:value-type="float" office:value="0.0443285802603099" calcext:value-type="float">
            <text:p>0.0443285803</text:p>
          </table:table-cell>
          <table:table-cell table:formula="of:=['kernel 4'.E16]" office:value-type="float" office:value="0.0466655555663467" calcext:value-type="float">
            <text:p>0.0466655556</text:p>
          </table:table-cell>
        </table:table-row>
        <table:table-row table:style-name="ro1">
          <table:table-cell table:number-columns-repeated="2"/>
          <table:table-cell table:formula="of:=['kernel 32'.C17]" office:value-type="float" office:value="4" calcext:value-type="float">
            <text:p>4</text:p>
          </table:table-cell>
          <table:table-cell table:formula="of:=['kernel 32'.D17]" office:value-type="float" office:value="1.7004795" calcext:value-type="float">
            <text:p>1.7004795</text:p>
          </table:table-cell>
          <table:table-cell table:formula="of:=['kernel 310'.D17]" office:value-type="float" office:value="2.5883115" calcext:value-type="float">
            <text:p>2.5883115</text:p>
          </table:table-cell>
          <table:table-cell table:formula="of:=['kernel 312'.D17]" office:value-type="float" office:value="2.650763" calcext:value-type="float">
            <text:p>2.650763</text:p>
          </table:table-cell>
          <table:table-cell table:formula="of:=['kernel 314'.D17]" office:value-type="float" office:value="2.2445835" calcext:value-type="float">
            <text:p>2.2445835</text:p>
          </table:table-cell>
          <table:table-cell table:formula="of:=['kernel 4'.D17]" office:value-type="float" office:value="3.1570805" calcext:value-type="float">
            <text:p>3.1570805</text:p>
          </table:table-cell>
          <table:table-cell table:formula="of:=['kernel 32'.E17]" office:value-type="float" office:value="0.0185758492385735" calcext:value-type="float">
            <text:p>0.0185758492</text:p>
          </table:table-cell>
          <table:table-cell table:formula="of:=['kernel 310'.E17]" office:value-type="float" office:value="0.0131126804111817" calcext:value-type="float">
            <text:p>0.0131126804</text:p>
          </table:table-cell>
          <table:table-cell table:formula="of:=['kernel 312'.E17]" office:value-type="float" office:value="0.0384315242072798" calcext:value-type="float">
            <text:p>0.0384315242</text:p>
          </table:table-cell>
          <table:table-cell table:formula="of:=['kernel 314'.E17]" office:value-type="float" office:value="0.0365589625873127" calcext:value-type="float">
            <text:p>0.0365589626</text:p>
          </table:table-cell>
          <table:table-cell table:formula="of:=['kernel 4'.E17]" office:value-type="float" office:value="0.0197710232860193" calcext:value-type="float">
            <text:p>0.0197710233</text:p>
          </table:table-cell>
        </table:table-row>
        <table:table-row table:style-name="ro1">
          <table:table-cell table:number-columns-repeated="2"/>
          <table:table-cell table:formula="of:=['kernel 32'.C18]" office:value-type="float" office:value="8" calcext:value-type="float">
            <text:p>8</text:p>
          </table:table-cell>
          <table:table-cell table:formula="of:=['kernel 32'.D18]" office:value-type="float" office:value="2.537958" calcext:value-type="float">
            <text:p>2.537958</text:p>
          </table:table-cell>
          <table:table-cell table:formula="of:=['kernel 310'.D18]" office:value-type="float" office:value="3.4903495" calcext:value-type="float">
            <text:p>3.4903495</text:p>
          </table:table-cell>
          <table:table-cell table:formula="of:=['kernel 312'.D18]" office:value-type="float" office:value="2.824509" calcext:value-type="float">
            <text:p>2.824509</text:p>
          </table:table-cell>
          <table:table-cell table:formula="of:=['kernel 314'.D18]" office:value-type="float" office:value="3.1114495" calcext:value-type="float">
            <text:p>3.1114495</text:p>
          </table:table-cell>
          <table:table-cell table:formula="of:=['kernel 4'.D18]" office:value-type="float" office:value="3.2988225" calcext:value-type="float">
            <text:p>3.2988225</text:p>
          </table:table-cell>
          <table:table-cell table:formula="of:=['kernel 32'.E18]" office:value-type="float" office:value="0.0999325987406143" calcext:value-type="float">
            <text:p>0.0999325987</text:p>
          </table:table-cell>
          <table:table-cell table:formula="of:=['kernel 310'.E18]" office:value-type="float" office:value="0.0182687496673389" calcext:value-type="float">
            <text:p>0.0182687497</text:p>
          </table:table-cell>
          <table:table-cell table:formula="of:=['kernel 312'.E18]" office:value-type="float" office:value="0.0246286235859181" calcext:value-type="float">
            <text:p>0.0246286236</text:p>
          </table:table-cell>
          <table:table-cell table:formula="of:=['kernel 314'.E18]" office:value-type="float" office:value="0.080906444923735" calcext:value-type="float">
            <text:p>0.0809064449</text:p>
          </table:table-cell>
          <table:table-cell table:formula="of:=['kernel 4'.E18]" office:value-type="float" office:value="0.0234061607878983" calcext:value-type="float">
            <text:p>0.0234061608</text:p>
          </table:table-cell>
        </table:table-row>
        <table:table-row table:style-name="ro1">
          <table:table-cell table:number-columns-repeated="2"/>
          <table:table-cell table:formula="of:=['kernel 32'.C19]" office:value-type="float" office:value="16" calcext:value-type="float">
            <text:p>16</text:p>
          </table:table-cell>
          <table:table-cell table:formula="of:=['kernel 32'.D19]" office:value-type="float" office:value="2.8691095" calcext:value-type="float">
            <text:p>2.8691095</text:p>
          </table:table-cell>
          <table:table-cell table:formula="of:=['kernel 310'.D19]" office:value-type="float" office:value="3.5521145" calcext:value-type="float">
            <text:p>3.5521145</text:p>
          </table:table-cell>
          <table:table-cell table:formula="of:=['kernel 312'.D19]" office:value-type="float" office:value="3.336411" calcext:value-type="float">
            <text:p>3.336411</text:p>
          </table:table-cell>
          <table:table-cell table:formula="of:=['kernel 314'.D19]" office:value-type="float" office:value="3.194734" calcext:value-type="float">
            <text:p>3.194734</text:p>
          </table:table-cell>
          <table:table-cell table:formula="of:=['kernel 4'.D19]" office:value-type="float" office:value="3.9000185" calcext:value-type="float">
            <text:p>3.9000185</text:p>
          </table:table-cell>
          <table:table-cell table:formula="of:=['kernel 32'.E19]" office:value-type="float" office:value="0.00518159711077781" calcext:value-type="float">
            <text:p>0.0051815971</text:p>
          </table:table-cell>
          <table:table-cell table:formula="of:=['kernel 310'.E19]" office:value-type="float" office:value="0.00576042818104239" calcext:value-type="float">
            <text:p>0.0057604282</text:p>
          </table:table-cell>
          <table:table-cell table:formula="of:=['kernel 312'.E19]" office:value-type="float" office:value="0.00801650745911868" calcext:value-type="float">
            <text:p>0.0080165075</text:p>
          </table:table-cell>
          <table:table-cell table:formula="of:=['kernel 314'.E19]" office:value-type="float" office:value="0.00844230674388791" calcext:value-type="float">
            <text:p>0.0084423067</text:p>
          </table:table-cell>
          <table:table-cell table:formula="of:=['kernel 4'.E19]" office:value-type="float" office:value="0.00821360605385324" calcext:value-type="float">
            <text:p>0.0082136061</text:p>
          </table:table-cell>
        </table:table-row>
        <table:table-row table:style-name="ro1">
          <table:table-cell table:number-columns-repeated="2"/>
          <table:table-cell table:formula="of:=['kernel 32'.C20]" office:value-type="float" office:value="24" calcext:value-type="float">
            <text:p>24</text:p>
          </table:table-cell>
          <table:table-cell table:formula="of:=['kernel 32'.D20]" office:value-type="float" office:value="2.873962" calcext:value-type="float">
            <text:p>2.873962</text:p>
          </table:table-cell>
          <table:table-cell table:formula="of:=['kernel 310'.D20]" office:value-type="float" office:value="3.559204" calcext:value-type="float">
            <text:p>3.559204</text:p>
          </table:table-cell>
          <table:table-cell table:formula="of:=['kernel 312'.D20]" office:value-type="float" office:value="3.3388605" calcext:value-type="float">
            <text:p>3.3388605</text:p>
          </table:table-cell>
          <table:table-cell table:formula="of:=['kernel 314'.D20]" office:value-type="float" office:value="3.1975215" calcext:value-type="float">
            <text:p>3.1975215</text:p>
          </table:table-cell>
          <table:table-cell table:formula="of:=['kernel 4'.D20]" office:value-type="float" office:value="3.887498" calcext:value-type="float">
            <text:p>3.887498</text:p>
          </table:table-cell>
          <table:table-cell table:formula="of:=['kernel 32'.E20]" office:value-type="float" office:value="0.00481526290477533" calcext:value-type="float">
            <text:p>0.0048152629</text:p>
          </table:table-cell>
          <table:table-cell table:formula="of:=['kernel 310'.E20]" office:value-type="float" office:value="0.00833145488653187" calcext:value-type="float">
            <text:p>0.0083314549</text:p>
          </table:table-cell>
          <table:table-cell table:formula="of:=['kernel 312'.E20]" office:value-type="float" office:value="0.00686048898729068" calcext:value-type="float">
            <text:p>0.006860489</text:p>
          </table:table-cell>
          <table:table-cell table:formula="of:=['kernel 314'.E20]" office:value-type="float" office:value="0.00917929066101918" calcext:value-type="float">
            <text:p>0.0091792907</text:p>
          </table:table-cell>
          <table:table-cell table:formula="of:=['kernel 4'.E20]" office:value-type="float" office:value="0.010276261044399" calcext:value-type="float">
            <text:p>0.010276261</text:p>
          </table:table-cell>
        </table:table-row>
        <table:table-row table:style-name="ro1">
          <table:table-cell table:number-columns-repeated="2"/>
          <table:table-cell table:formula="of:=['kernel 32'.C21]" office:value-type="float" office:value="36" calcext:value-type="float">
            <text:p>36</text:p>
          </table:table-cell>
          <table:table-cell table:formula="of:=['kernel 32'.D21]" office:value-type="float" office:value="2.8763875" calcext:value-type="float">
            <text:p>2.8763875</text:p>
          </table:table-cell>
          <table:table-cell table:formula="of:=['kernel 310'.D21]" office:value-type="float" office:value="3.554381" calcext:value-type="float">
            <text:p>3.554381</text:p>
          </table:table-cell>
          <table:table-cell table:formula="of:=['kernel 312'.D21]" office:value-type="float" office:value="3.335685" calcext:value-type="float">
            <text:p>3.335685</text:p>
          </table:table-cell>
          <table:table-cell table:formula="of:=['kernel 314'.D21]" office:value-type="float" office:value="3.2016685" calcext:value-type="float">
            <text:p>3.2016685</text:p>
          </table:table-cell>
          <table:table-cell table:formula="of:=['kernel 4'.D21]" office:value-type="float" office:value="3.876814" calcext:value-type="float">
            <text:p>3.876814</text:p>
          </table:table-cell>
          <table:table-cell table:formula="of:=['kernel 32'.E21]" office:value-type="float" office:value="0.00921917079771108" calcext:value-type="float">
            <text:p>0.0092191708</text:p>
          </table:table-cell>
          <table:table-cell table:formula="of:=['kernel 310'.E21]" office:value-type="float" office:value="0.00764519575667589" calcext:value-type="float">
            <text:p>0.0076451958</text:p>
          </table:table-cell>
          <table:table-cell table:formula="of:=['kernel 312'.E21]" office:value-type="float" office:value="0.00772880931457444" calcext:value-type="float">
            <text:p>0.0077288093</text:p>
          </table:table-cell>
          <table:table-cell table:formula="of:=['kernel 314'.E21]" office:value-type="float" office:value="0.00783202321024327" calcext:value-type="float">
            <text:p>0.0078320232</text:p>
          </table:table-cell>
          <table:table-cell table:formula="of:=['kernel 4'.E21]" office:value-type="float" office:value="0.00941224110568675" calcext:value-type="float">
            <text:p>0.0094122411</text:p>
          </table:table-cell>
        </table:table-row>
        <table:table-row table:style-name="ro1">
          <table:table-cell table:number-columns-repeated="2"/>
          <table:table-cell table:formula="of:=['kernel 32'.C22]" office:value-type="float" office:value="48" calcext:value-type="float">
            <text:p>48</text:p>
          </table:table-cell>
          <table:table-cell table:formula="of:=['kernel 32'.D22]" office:value-type="float" office:value="2.8664885" calcext:value-type="float">
            <text:p>2.8664885</text:p>
          </table:table-cell>
          <table:table-cell table:formula="of:=['kernel 310'.D22]" office:value-type="float" office:value="3.550655" calcext:value-type="float">
            <text:p>3.550655</text:p>
          </table:table-cell>
          <table:table-cell table:formula="of:=['kernel 312'.D22]" office:value-type="float" office:value="3.329896" calcext:value-type="float">
            <text:p>3.329896</text:p>
          </table:table-cell>
          <table:table-cell table:formula="of:=['kernel 314'.D22]" office:value-type="float" office:value="3.190975" calcext:value-type="float">
            <text:p>3.190975</text:p>
          </table:table-cell>
          <table:table-cell table:formula="of:=['kernel 4'.D22]" office:value-type="float" office:value="3.8736535" calcext:value-type="float">
            <text:p>3.8736535</text:p>
          </table:table-cell>
          <table:table-cell table:formula="of:=['kernel 32'.E22]" office:value-type="float" office:value="0.0042614348568849" calcext:value-type="float">
            <text:p>0.0042614349</text:p>
          </table:table-cell>
          <table:table-cell table:formula="of:=['kernel 310'.E22]" office:value-type="float" office:value="0.0121910202608313" calcext:value-type="float">
            <text:p>0.0121910203</text:p>
          </table:table-cell>
          <table:table-cell table:formula="of:=['kernel 312'.E22]" office:value-type="float" office:value="0.00683004727578613" calcext:value-type="float">
            <text:p>0.0068300473</text:p>
          </table:table-cell>
          <table:table-cell table:formula="of:=['kernel 314'.E22]" office:value-type="float" office:value="0.0122681404351614" calcext:value-type="float">
            <text:p>0.0122681404</text:p>
          </table:table-cell>
          <table:table-cell table:formula="of:=['kernel 4'.E22]" office:value-type="float" office:value="0.0115058524324523" calcext:value-type="float">
            <text:p>0.0115058524</text:p>
          </table:table-cell>
        </table:table-row>
        <table:table-row table:style-name="ro1">
          <table:table-cell table:number-columns-repeated="2"/>
          <table:table-cell table:formula="of:=['kernel 32'.C23]" office:value-type="float" office:value="60" calcext:value-type="float">
            <text:p>60</text:p>
          </table:table-cell>
          <table:table-cell table:formula="of:=['kernel 32'.D23]" office:value-type="float" office:value="2.860543" calcext:value-type="float">
            <text:p>2.860543</text:p>
          </table:table-cell>
          <table:table-cell table:formula="of:=['kernel 310'.D23]" office:value-type="float" office:value="3.545705" calcext:value-type="float">
            <text:p>3.545705</text:p>
          </table:table-cell>
          <table:table-cell table:formula="of:=['kernel 312'.D23]" office:value-type="float" office:value="3.3200715" calcext:value-type="float">
            <text:p>3.3200715</text:p>
          </table:table-cell>
          <table:table-cell table:formula="of:=['kernel 314'.D23]" office:value-type="float" office:value="3.411838" calcext:value-type="float">
            <text:p>3.411838</text:p>
          </table:table-cell>
          <table:table-cell table:formula="of:=['kernel 4'.D23]" office:value-type="float" office:value="3.9016965" calcext:value-type="float">
            <text:p>3.9016965</text:p>
          </table:table-cell>
          <table:table-cell table:formula="of:=['kernel 32'.E23]" office:value-type="float" office:value="0.00669858608411623" calcext:value-type="float">
            <text:p>0.0066985861</text:p>
          </table:table-cell>
          <table:table-cell table:formula="of:=['kernel 310'.E23]" office:value-type="float" office:value="0.00893736457387275" calcext:value-type="float">
            <text:p>0.0089373646</text:p>
          </table:table-cell>
          <table:table-cell table:formula="of:=['kernel 312'.E23]" office:value-type="float" office:value="0.0068185876518374" calcext:value-type="float">
            <text:p>0.0068185877</text:p>
          </table:table-cell>
          <table:table-cell table:formula="of:=['kernel 314'.E23]" office:value-type="float" office:value="0.0737237751696368" calcext:value-type="float">
            <text:p>0.0737237752</text:p>
          </table:table-cell>
          <table:table-cell table:formula="of:=['kernel 4'.E23]" office:value-type="float" office:value="0.0369020949082626" calcext:value-type="float">
            <text:p>0.0369020949</text:p>
          </table:table-cell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2:27:49.923595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00:25:26</meta:creation-date>
    <dc:date>2015-11-04T12:41:48.487880481</dc:date>
    <meta:editing-duration>PT14M1S</meta:editing-duration>
    <meta:editing-cycles>7</meta:editing-cycles>
    <meta:generator>LibreOffice/4.2.8.2$Linux_X86_64 LibreOffice_project/420m0$Build-2</meta:generator>
    <meta:document-statistic meta:table-count="6" meta:cell-count="11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error-upper-range="summary.I5:summary.I13" chart:error-lower-range="summary.I5:summary.I13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link-data-style-to-source="true" chart:error-upper-range="summary.J5:summary.J13" chart:error-lower-range="summary.J5:summary.J13"/>
      <style:graphic-properties draw:stroke="none" draw:fill-color="#c5000b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bar" chart:style-name="ch1">
        <chart:title svg:x="5.042cm" svg:y="0.338cm" chart:style-name="ch2">
          <text:p>Tiempo de Prueba en distintos kernels</text:p>
        </chart:title>
        <chart:subtitle svg:x="4.541cm" svg:y="1.362cm" chart:style-name="ch3">
          <text:p>Evaluado sobre transferencia de 1G de paquetes</text:p>
        </chart:subtitle>
        <chart:legend chart:legend-position="bottom" svg:x="2.825cm" svg:y="9.351cm" style:legend-expansion="wide" chart:style-name="ch4"/>
        <chart:plot-area chart:style-name="ch5" table:cell-range-address="summary.C4:summary.H13" chart:data-source-has-labels="both" svg:x="1.389cm" svg:y="2.252cm" svg:width="16.037cm" svg:height="5.892cm">
          <chartooo:coordinate-region svg:x="2.154cm" svg:y="2.465cm" svg:width="14.507cm" svg:height="5.005cm"/>
          <chart:axis chart:dimension="x" chart:name="primary-x" chart:style-name="ch6" chartooo:axis-type="auto">
            <chartooo:date-scale/>
            <chart:title svg:x="7.883cm" svg:y="8.348cm" chart:style-name="ch7">
              <text:p>Número de Threads</text:p>
            </chart:title>
            <chart:categories table:cell-range-address="summary.C5:summary.C13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ummary.D5:summary.D13" chart:label-cell-address="summary.D4:summary.D4" chart:class="chart:bar">
            <chart:error-indicator chart:style-name="ch13" chart:dimension="y"/>
            <chart:data-point chart:repeated="9"/>
          </chart:series>
          <chart:series chart:attached-axis="primary-y" chart:style-name="ch14" chart:values-cell-range-address="summary.E5:summary.E13" chart:label-cell-address="summary.E4:summary.E4" chart:class="chart:bar">
            <chart:error-indicator chart:style-name="ch15" chart:dimension="y"/>
            <chart:data-point chart:repeated="9"/>
          </chart:series>
          <chart:series chart:attached-axis="primary-y" chart:style-name="ch16" chart:values-cell-range-address="summary.F5:summary.F13" chart:label-cell-address="summary.F4:summary.F4" chart:class="chart:bar">
            <chart:data-point chart:repeated="9"/>
          </chart:series>
          <chart:series chart:attached-axis="primary-y" chart:style-name="ch17" chart:values-cell-range-address="summary.G5:summary.G13" chart:label-cell-address="summary.G4:summary.G4" chart:class="chart:bar">
            <chart:data-point chart:repeated="9"/>
          </chart:series>
          <chart:series chart:attached-axis="primary-y" chart:style-name="ch18" chart:values-cell-range-address="summary.H5:summary.H13" chart:label-cell-address="summary.H4:summary.H4" chart:class="chart:ba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.2</text:p>
                <draw:g>
                  <svg:desc>summary.D4:summary.D4</svg:desc>
                </draw:g>
              </table:table-cell>
              <table:table-cell office:value-type="string">
                <text:p>Kernel 3.10</text:p>
                <draw:g>
                  <svg:desc>summary.E4:summary.E4</svg:desc>
                </draw:g>
              </table:table-cell>
              <table:table-cell office:value-type="string">
                <text:p>Kernel 3.12</text:p>
                <draw:g>
                  <svg:desc>summary.F4:summary.F4</svg:desc>
                </draw:g>
              </table:table-cell>
              <table:table-cell office:value-type="string">
                <text:p>Kernel 3.14</text:p>
                <draw:g>
                  <svg:desc>summary.G4:summary.G4</svg:desc>
                </draw:g>
              </table:table-cell>
              <table:table-cell office:value-type="string">
                <text:p>Kernel 4.0.4</text:p>
                <draw:g>
                  <svg:desc>summary.H4:summary.H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C5:summary.C13</svg:desc>
                </draw:g>
              </table:table-cell>
              <table:table-cell office:value-type="float" office:value="1.8065135">
                <text:p>1.8065135</text:p>
                <draw:g>
                  <svg:desc>summary.D5:summary.D13</svg:desc>
                </draw:g>
              </table:table-cell>
              <table:table-cell office:value-type="float" office:value="2.3968045">
                <text:p>2.3968045</text:p>
                <draw:g>
                  <svg:desc>summary.E5:summary.E13</svg:desc>
                </draw:g>
              </table:table-cell>
              <table:table-cell office:value-type="float" office:value="2.3383265">
                <text:p>2.3383265</text:p>
                <draw:g>
                  <svg:desc>summary.F5:summary.F13</svg:desc>
                </draw:g>
              </table:table-cell>
              <table:table-cell office:value-type="float" office:value="2.3755045">
                <text:p>2.3755045</text:p>
                <draw:g>
                  <svg:desc>summary.G5:summary.G13</svg:desc>
                </draw:g>
              </table:table-cell>
              <table:table-cell office:value-type="float" office:value="2.105419">
                <text:p>2.105419</text:p>
                <draw:g>
                  <svg:desc>summary.H5:summary.H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3042725">
                <text:p>1.3042725</text:p>
              </table:table-cell>
              <table:table-cell office:value-type="float" office:value="1.645506">
                <text:p>1.645506</text:p>
              </table:table-cell>
              <table:table-cell office:value-type="float" office:value="1.685939">
                <text:p>1.685939</text:p>
              </table:table-cell>
              <table:table-cell office:value-type="float" office:value="1.720948">
                <text:p>1.720948</text:p>
              </table:table-cell>
              <table:table-cell office:value-type="float" office:value="1.6332">
                <text:p>1.63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004795">
                <text:p>1.7004795</text:p>
              </table:table-cell>
              <table:table-cell office:value-type="float" office:value="2.5883115">
                <text:p>2.5883115</text:p>
              </table:table-cell>
              <table:table-cell office:value-type="float" office:value="2.650763">
                <text:p>2.650763</text:p>
              </table:table-cell>
              <table:table-cell office:value-type="float" office:value="2.2445835">
                <text:p>2.2445835</text:p>
              </table:table-cell>
              <table:table-cell office:value-type="float" office:value="3.1570805">
                <text:p>3.15708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537958">
                <text:p>2.537958</text:p>
              </table:table-cell>
              <table:table-cell office:value-type="float" office:value="3.4903495">
                <text:p>3.4903495</text:p>
              </table:table-cell>
              <table:table-cell office:value-type="float" office:value="2.824509">
                <text:p>2.824509</text:p>
              </table:table-cell>
              <table:table-cell office:value-type="float" office:value="3.1114495">
                <text:p>3.1114495</text:p>
              </table:table-cell>
              <table:table-cell office:value-type="float" office:value="3.2988225">
                <text:p>3.29882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691095">
                <text:p>2.8691095</text:p>
              </table:table-cell>
              <table:table-cell office:value-type="float" office:value="3.5521145">
                <text:p>3.5521145</text:p>
              </table:table-cell>
              <table:table-cell office:value-type="float" office:value="3.336411">
                <text:p>3.336411</text:p>
              </table:table-cell>
              <table:table-cell office:value-type="float" office:value="3.194734">
                <text:p>3.194734</text:p>
              </table:table-cell>
              <table:table-cell office:value-type="float" office:value="3.9000185">
                <text:p>3.900018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73962">
                <text:p>2.873962</text:p>
              </table:table-cell>
              <table:table-cell office:value-type="float" office:value="3.559204">
                <text:p>3.559204</text:p>
              </table:table-cell>
              <table:table-cell office:value-type="float" office:value="3.3388605">
                <text:p>3.3388605</text:p>
              </table:table-cell>
              <table:table-cell office:value-type="float" office:value="3.1975215">
                <text:p>3.1975215</text:p>
              </table:table-cell>
              <table:table-cell office:value-type="float" office:value="3.887498">
                <text:p>3.88749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8763875">
                <text:p>2.8763875</text:p>
              </table:table-cell>
              <table:table-cell office:value-type="float" office:value="3.554381">
                <text:p>3.554381</text:p>
              </table:table-cell>
              <table:table-cell office:value-type="float" office:value="3.335685">
                <text:p>3.335685</text:p>
              </table:table-cell>
              <table:table-cell office:value-type="float" office:value="3.2016685">
                <text:p>3.2016685</text:p>
              </table:table-cell>
              <table:table-cell office:value-type="float" office:value="3.876814">
                <text:p>3.87681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8664885">
                <text:p>2.8664885</text:p>
              </table:table-cell>
              <table:table-cell office:value-type="float" office:value="3.550655">
                <text:p>3.550655</text:p>
              </table:table-cell>
              <table:table-cell office:value-type="float" office:value="3.329896">
                <text:p>3.329896</text:p>
              </table:table-cell>
              <table:table-cell office:value-type="float" office:value="3.190975">
                <text:p>3.190975</text:p>
              </table:table-cell>
              <table:table-cell office:value-type="float" office:value="3.8736535">
                <text:p>3.87365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860543">
                <text:p>2.860543</text:p>
              </table:table-cell>
              <table:table-cell office:value-type="float" office:value="3.545705">
                <text:p>3.545705</text:p>
              </table:table-cell>
              <table:table-cell office:value-type="float" office:value="3.3200715">
                <text:p>3.3200715</text:p>
              </table:table-cell>
              <table:table-cell office:value-type="float" office:value="3.411838">
                <text:p>3.411838</text:p>
              </table:table-cell>
              <table:table-cell office:value-type="float" office:value="3.9016965">
                <text:p>3.9016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bar" chart:style-name="ch1">
        <chart:title svg:x="5.042cm" svg:y="0.338cm" chart:style-name="ch2">
          <text:p>Tiempo de Prueba en distintos kernels</text:p>
        </chart:title>
        <chart:subtitle svg:x="4.541cm" svg:y="1.362cm" chart:style-name="ch3">
          <text:p>Evaluado sobre transferencia de 1G de paquetes</text:p>
        </chart:subtitle>
        <chart:legend chart:legend-position="bottom" svg:x="2.825cm" svg:y="9.351cm" style:legend-expansion="wide" chart:style-name="ch4"/>
        <chart:plot-area chart:style-name="ch5" table:cell-range-address="summary.C4:summary.H13" chart:data-source-has-labels="both" svg:x="1.389cm" svg:y="2.252cm" svg:width="16.037cm" svg:height="5.892cm">
          <chartooo:coordinate-region svg:x="2.608cm" svg:y="2.465cm" svg:width="13.598cm" svg:height="5.005cm"/>
          <chart:axis chart:dimension="x" chart:name="primary-x" chart:style-name="ch6" chartooo:axis-type="auto">
            <chartooo:date-scale/>
            <chart:title svg:x="7.883cm" svg:y="8.348cm" chart:style-name="ch7">
              <text:p>Número de Threads</text:p>
            </chart:title>
            <chart:categories table:cell-range-address="summary.C5:summary.C13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ummary.D5:summary.D13" chart:label-cell-address="summary.D4:summary.D4" chart:class="chart:bar">
            <chart:data-point chart:repeated="9"/>
          </chart:series>
          <chart:series chart:attached-axis="primary-y" chart:style-name="ch13" chart:values-cell-range-address="summary.E5:summary.E13" chart:label-cell-address="summary.E4:summary.E4" chart:class="chart:bar">
            <chart:data-point chart:repeated="9"/>
          </chart:series>
          <chart:series chart:attached-axis="primary-y" chart:style-name="ch14" chart:values-cell-range-address="summary.F5:summary.F13" chart:label-cell-address="summary.F4:summary.F4" chart:class="chart:bar">
            <chart:data-point chart:repeated="9"/>
          </chart:series>
          <chart:series chart:attached-axis="primary-y" chart:style-name="ch15" chart:values-cell-range-address="summary.G5:summary.G13" chart:label-cell-address="summary.G4:summary.G4" chart:class="chart:bar">
            <chart:data-point chart:repeated="9"/>
          </chart:series>
          <chart:series chart:attached-axis="primary-y" chart:style-name="ch16" chart:values-cell-range-address="summary.H5:summary.H13" chart:label-cell-address="summary.H4:summary.H4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.2</text:p>
                <draw:g>
                  <svg:desc>summary.D4:summary.D4</svg:desc>
                </draw:g>
              </table:table-cell>
              <table:table-cell office:value-type="string">
                <text:p>Kernel 3.10</text:p>
                <draw:g>
                  <svg:desc>summary.E4:summary.E4</svg:desc>
                </draw:g>
              </table:table-cell>
              <table:table-cell office:value-type="string">
                <text:p>Kernel 3.12</text:p>
                <draw:g>
                  <svg:desc>summary.F4:summary.F4</svg:desc>
                </draw:g>
              </table:table-cell>
              <table:table-cell office:value-type="string">
                <text:p>Kernel 3.14</text:p>
                <draw:g>
                  <svg:desc>summary.G4:summary.G4</svg:desc>
                </draw:g>
              </table:table-cell>
              <table:table-cell office:value-type="string">
                <text:p>Kernel 4.0.4</text:p>
                <draw:g>
                  <svg:desc>summary.H4:summary.H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C5:summary.C13</svg:desc>
                </draw:g>
              </table:table-cell>
              <table:table-cell office:value-type="float" office:value="1.8065135">
                <text:p>1.8065135</text:p>
                <draw:g>
                  <svg:desc>summary.D5:summary.D13</svg:desc>
                </draw:g>
              </table:table-cell>
              <table:table-cell office:value-type="float" office:value="2.3968045">
                <text:p>2.3968045</text:p>
                <draw:g>
                  <svg:desc>summary.E5:summary.E13</svg:desc>
                </draw:g>
              </table:table-cell>
              <table:table-cell office:value-type="float" office:value="2.3383265">
                <text:p>2.3383265</text:p>
                <draw:g>
                  <svg:desc>summary.F5:summary.F13</svg:desc>
                </draw:g>
              </table:table-cell>
              <table:table-cell office:value-type="float" office:value="2.3755045">
                <text:p>2.3755045</text:p>
                <draw:g>
                  <svg:desc>summary.G5:summary.G13</svg:desc>
                </draw:g>
              </table:table-cell>
              <table:table-cell office:value-type="float" office:value="2.105419">
                <text:p>2.105419</text:p>
                <draw:g>
                  <svg:desc>summary.H5:summary.H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3042725">
                <text:p>1.3042725</text:p>
              </table:table-cell>
              <table:table-cell office:value-type="float" office:value="1.645506">
                <text:p>1.645506</text:p>
              </table:table-cell>
              <table:table-cell office:value-type="float" office:value="1.685939">
                <text:p>1.685939</text:p>
              </table:table-cell>
              <table:table-cell office:value-type="float" office:value="1.720948">
                <text:p>1.720948</text:p>
              </table:table-cell>
              <table:table-cell office:value-type="float" office:value="1.6332">
                <text:p>1.63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004795">
                <text:p>1.7004795</text:p>
              </table:table-cell>
              <table:table-cell office:value-type="float" office:value="2.5883115">
                <text:p>2.5883115</text:p>
              </table:table-cell>
              <table:table-cell office:value-type="float" office:value="2.650763">
                <text:p>2.650763</text:p>
              </table:table-cell>
              <table:table-cell office:value-type="float" office:value="2.2445835">
                <text:p>2.2445835</text:p>
              </table:table-cell>
              <table:table-cell office:value-type="float" office:value="3.1570805">
                <text:p>3.15708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537958">
                <text:p>2.537958</text:p>
              </table:table-cell>
              <table:table-cell office:value-type="float" office:value="3.4903495">
                <text:p>3.4903495</text:p>
              </table:table-cell>
              <table:table-cell office:value-type="float" office:value="2.824509">
                <text:p>2.824509</text:p>
              </table:table-cell>
              <table:table-cell office:value-type="float" office:value="3.1114495">
                <text:p>3.1114495</text:p>
              </table:table-cell>
              <table:table-cell office:value-type="float" office:value="3.2988225">
                <text:p>3.29882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691095">
                <text:p>2.8691095</text:p>
              </table:table-cell>
              <table:table-cell office:value-type="float" office:value="3.5521145">
                <text:p>3.5521145</text:p>
              </table:table-cell>
              <table:table-cell office:value-type="float" office:value="3.336411">
                <text:p>3.336411</text:p>
              </table:table-cell>
              <table:table-cell office:value-type="float" office:value="3.194734">
                <text:p>3.194734</text:p>
              </table:table-cell>
              <table:table-cell office:value-type="float" office:value="3.9000185">
                <text:p>3.900018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73962">
                <text:p>2.873962</text:p>
              </table:table-cell>
              <table:table-cell office:value-type="float" office:value="3.559204">
                <text:p>3.559204</text:p>
              </table:table-cell>
              <table:table-cell office:value-type="float" office:value="3.3388605">
                <text:p>3.3388605</text:p>
              </table:table-cell>
              <table:table-cell office:value-type="float" office:value="3.1975215">
                <text:p>3.1975215</text:p>
              </table:table-cell>
              <table:table-cell office:value-type="float" office:value="3.887498">
                <text:p>3.88749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8763875">
                <text:p>2.8763875</text:p>
              </table:table-cell>
              <table:table-cell office:value-type="float" office:value="3.554381">
                <text:p>3.554381</text:p>
              </table:table-cell>
              <table:table-cell office:value-type="float" office:value="3.335685">
                <text:p>3.335685</text:p>
              </table:table-cell>
              <table:table-cell office:value-type="float" office:value="3.2016685">
                <text:p>3.2016685</text:p>
              </table:table-cell>
              <table:table-cell office:value-type="float" office:value="3.876814">
                <text:p>3.87681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8664885">
                <text:p>2.8664885</text:p>
              </table:table-cell>
              <table:table-cell office:value-type="float" office:value="3.550655">
                <text:p>3.550655</text:p>
              </table:table-cell>
              <table:table-cell office:value-type="float" office:value="3.329896">
                <text:p>3.329896</text:p>
              </table:table-cell>
              <table:table-cell office:value-type="float" office:value="3.190975">
                <text:p>3.190975</text:p>
              </table:table-cell>
              <table:table-cell office:value-type="float" office:value="3.8736535">
                <text:p>3.87365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860543">
                <text:p>2.860543</text:p>
              </table:table-cell>
              <table:table-cell office:value-type="float" office:value="3.545705">
                <text:p>3.545705</text:p>
              </table:table-cell>
              <table:table-cell office:value-type="float" office:value="3.3200715">
                <text:p>3.3200715</text:p>
              </table:table-cell>
              <table:table-cell office:value-type="float" office:value="3.411838">
                <text:p>3.411838</text:p>
              </table:table-cell>
              <table:table-cell office:value-type="float" office:value="3.9016965">
                <text:p>3.9016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